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language="ro" fo:country="RO"/>
    </style:style>
    <style:style style:name="P2" style:family="paragraph" style:parent-style-name="Standard">
      <style:paragraph-properties fo:text-align="end" style:justify-single-word="false"/>
      <style:text-properties fo:language="ro" fo:country="RO"/>
    </style:style>
    <style:style style:name="P3" style:family="paragraph" style:parent-style-name="Standard">
      <style:paragraph-properties fo:text-align="center" style:justify-single-word="false"/>
      <style:text-properties fo:language="ro" fo:country="RO"/>
    </style:style>
    <style:style style:name="P4" style:family="paragraph" style:parent-style-name="Standard">
      <style:paragraph-properties fo:text-align="center" style:justify-single-word="false"/>
      <style:text-properties fo:language="ro" fo:country="RO" fo:font-weight="bold" style:font-weight-asian="bold" style:font-weight-complex="bold"/>
    </style:style>
    <style:style style:name="P5" style:family="paragraph" style:parent-style-name="Standard">
      <style:text-properties fo:language="ro" fo:country="RO" fo:font-weight="bold" style:font-weight-asian="bold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Times New Roman" fo:language="ro" fo:country="RO"/>
    </style:style>
    <style:style style:name="P8" style:family="paragraph" style:parent-style-name="Standard">
      <style:text-properties fo:color="#000000" loext:opacity="100%" style:font-name="Times New Roman" fo:language="ro" fo:country="RO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 style:master-page-name="MP0">
      <style:paragraph-properties style:page-number="auto" fo:break-before="page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style:writing-mode="lr-tb" style:font-independent-line-spacing="false"/>
    </style:style>
    <style:style style:name="P13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T1" style:family="text">
      <style:text-properties fo:language="ru" fo:country="RU" style:language-asian="ru" style:country-asian="RU" style:language-complex="ar" style:country-complex="SA"/>
    </style:style>
    <style:style style:name="T2" style:family="text">
      <style:text-properties fo:color="#000000" loext:opacity="100%" style:font-name="Times New Roman" fo:language="ro" fo:country="RO"/>
    </style:style>
    <style:style style:name="T3" style:family="text">
      <style:text-properties fo:color="#000000" loext:opacity="100%" style:font-name="Times New Roman" fo:language="ro" fo:country="RO" fo:font-weight="bold" style:font-weight-asian="bold"/>
    </style:style>
    <style:style style:name="T4" style:family="text">
      <style:text-properties fo:color="#000000" loext:opacity="100%" style:font-name="Times New Roman" fo:language="ro" fo:country="RO" fo:font-style="italic" style:font-style-asian="italic"/>
    </style:style>
    <style:style style:name="T5" style:family="text">
      <style:text-properties fo:language="ro" fo:country="RO"/>
    </style:style>
    <style:style style:name="T6" style:family="text">
      <style:text-properties fo:color="#000000" loext:opacity="100%" style:font-name="Times New Roman" fo:font-size="11pt" style:font-size-asian="11pt" style:font-name-complex="Times New Roman" style:font-size-complex="11pt"/>
    </style:style>
    <style:style style:name="T7" style:family="text">
      <style:text-properties fo:color="#000000" loext:opacity="100%" style:font-name="Times New Roman" fo:font-size="9pt" style:font-size-asian="9pt" style:font-name-complex="Times New Roman" style:font-size-complex="9pt"/>
    </style:style>
    <style:style style:name="T8" style:family="text">
      <style:text-properties fo:color="#000000" loext:opacity="100%" style:font-name="Times New Roman" fo:font-weight="bold" style:font-weight-asian="bold" style:font-name-complex="Times New Roman" style:font-weight-complex="bold"/>
    </style:style>
    <style:style style:name="T9" style:family="text">
      <style:text-properties fo:color="#000000" loext:opacity="100%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10" style:family="text">
      <style:text-properties fo:color="#000000" loext:opacity="100%" style:font-name="Times New Roman" fo:font-size="14pt" style:font-size-asian="14pt" style:font-name-complex="Times New Roman" style:font-size-complex="14pt"/>
    </style:style>
    <style:style style:name="T11" style:family="text">
      <style:text-properties fo:color="#000000" loext:opacity="100%"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12" style:family="text">
      <style:text-properties fo:color="#000000" loext:opacity="100%" style:font-name="Times New Roman" style:font-name-complex="Times New Roman"/>
    </style:style>
    <style:style style:name="T13" style:family="text">
      <style:text-properties fo:color="#000000" loext:opacity="100%" style:font-name="Times New Roman" fo:font-style="italic" style:font-style-asian="italic" style:font-name-complex="Times New Roman" style:font-style-complex="italic"/>
    </style:style>
    <style:style style:name="T14" style:family="text">
      <style:text-properties fo:color="#000000" loext:opacity="100%" style:font-name="Times New Roman" fo:font-style="italic" fo:font-weight="bold" style:font-style-asian="italic" style:font-weight-asian="bold" style:font-name-complex="Times New Roman" style:font-style-complex="italic" style:font-weight-complex="bold"/>
    </style:style>
    <style:style style:name="Sect1" style:family="section">
      <style:section-properties style:writing-mode="lr-tb" fo:margin-left="0in" fo:margin-right="0in" style:editable="false">
        <style:columns fo:column-count="3">
          <style:column style:rel-width="3213*" fo:start-indent="0in" fo:end-indent="0.1in"/>
          <style:column style:rel-width="3213*" fo:start-indent="0.1in" fo:end-indent="0.1in"/>
          <style:column style:rel-width="3213*" fo:start-indent="0.1in" fo:end-indent="0in"/>
        </style:columns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style:style style:name="Sect3" style:family="section">
      <style:section-properties style:writing-mode="lr-tb" fo:margin-left="0in" fo:margin-right="0in" style:editable="false">
        <style:columns fo:column-count="2">
          <style:column style:rel-width="4819*" fo:start-indent="0in" fo:end-indent="0.1in"/>
          <style:column style:rel-width="4819*" fo:start-indent="0.1in" fo:end-indent="0in"/>
        </style:columns>
      </style:section-properties>
    </style:style>
    <style:style style:name="gr1" style:family="graphic">
      <style:graphic-properties draw:stroke="solid" svg:stroke-width="0.0071in" svg:stroke-color="#000000" draw:marker-end="a54" svg:stroke-opacity="100%" draw:stroke-linejoin="miter" svg:stroke-linecap="butt" draw:fill="none" fo:padding-top="-0.0035in" fo:padding-bottom="-0.0035in" fo:padding-left="-0.0035in" fo:padding-right="-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071in" svg:stroke-color="#000000" draw:marker-end="a58" svg:stroke-opacity="100%" draw:stroke-linejoin="miter" svg:stroke-linecap="butt" draw:fill="none" fo:padding-top="-0.0035in" fo:padding-bottom="-0.0035in" fo:padding-left="-0.0035in" fo:padding-right="-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071in" svg:stroke-color="#000000" draw:marker-end="a56" svg:stroke-opacity="100%" draw:stroke-linejoin="miter" svg:stroke-linecap="butt" draw:fill="none" fo:padding-top="-0.0035in" fo:padding-bottom="-0.0035in" fo:padding-left="-0.0035in" fo:padding-right="-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071in" svg:stroke-color="#000000" draw:marker-end="a52" svg:stroke-opacity="100%" draw:stroke-linejoin="miter" svg:stroke-linecap="butt" draw:fill="none" fo:padding-top="-0.0035in" fo:padding-bottom="-0.0035in" fo:padding-left="-0.0035in" fo:padding-right="-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none" draw:textarea-horizontal-align="left" draw:textarea-vertical-align="top" draw:auto-grow-height="true" draw:auto-grow-width="true" fo:min-height="0.1752in" fo:min-width="2.6654in" fo:padding-top="0in" fo:padding-bottom="0in" fo:padding-left="0in" fo:padding-right="0in" fo:wrap-option="no-wrap" style:run-through="background"/>
      <style:paragraph-properties style:writing-mode="lr-tb"/>
    </style:style>
    <style:style style:name="gr7" style:family="graphic">
      <style:graphic-properties draw:stroke="none" draw:fill="none" draw:textarea-horizontal-align="left" draw:textarea-vertical-align="top" draw:auto-grow-height="true" draw:auto-grow-width="true" fo:min-height="0.1752in" fo:min-width="2.0957in" fo:padding-top="0in" fo:padding-bottom="0in" fo:padding-left="0in" fo:padding-right="0in" fo:wrap-option="no-wrap" style:run-through="background"/>
      <style:paragraph-properties style:writing-mode="lr-tb"/>
    </style:style>
    <style:style style:name="gr8" style:family="graphic">
      <style:graphic-properties draw:stroke="none" draw:fill="none" draw:textarea-horizontal-align="left" draw:textarea-vertical-align="top" draw:auto-grow-height="true" draw:auto-grow-width="true" fo:min-height="0.1752in" fo:min-width="2.4598in" fo:padding-top="0in" fo:padding-bottom="0in" fo:padding-left="0in" fo:padding-right="0in" fo:wrap-option="no-wrap" style:run-through="background"/>
      <style:paragraph-properties style:writing-mode="lr-tb"/>
    </style:style>
    <style:style style:name="gr9" style:family="graphic">
      <style:graphic-properties draw:stroke="none" draw:fill="none" draw:textarea-horizontal-align="left" draw:textarea-vertical-align="top" draw:auto-grow-height="true" draw:auto-grow-width="true" fo:min-height="0.1752in" fo:min-width="1.7945in" fo:padding-top="0in" fo:padding-bottom="0in" fo:padding-left="0in" fo:padding-right="0in" fo:wrap-option="no-wrap" style:run-through="background"/>
      <style:paragraph-properties style:writing-mode="lr-tb"/>
    </style:style>
    <style:style style:name="gr10" style:family="graphic">
      <style:graphic-properties draw:stroke="none" draw:fill="none" draw:textarea-horizontal-align="left" draw:textarea-vertical-align="top" draw:auto-grow-height="true" draw:auto-grow-width="true" fo:min-height="0.1917in" fo:min-width="0.0311in" fo:padding-top="0in" fo:padding-bottom="0in" fo:padding-left="0in" fo:padding-right="0in" fo:wrap-option="no-wrap" style:run-through="background"/>
      <style:paragraph-properties style:writing-mode="lr-tb"/>
    </style:style>
    <style:style style:name="gr11" style:family="graphic">
      <style:graphic-properties draw:stroke="none" draw:fill="none" draw:textarea-horizontal-align="left" draw:textarea-vertical-align="top" draw:auto-grow-height="true" draw:auto-grow-width="true" fo:min-height="0.1917in" fo:min-width="0.0425in" fo:padding-top="0in" fo:padding-bottom="0in" fo:padding-left="0in" fo:padding-right="0in" fo:wrap-option="no-wrap" style:run-through="background"/>
      <style:paragraph-properties style:writing-mode="lr-tb"/>
    </style:style>
    <style:style style:name="gr12" style:family="graphic">
      <style:graphic-properties draw:stroke="none" draw:fill="none" draw:textarea-horizontal-align="left" draw:textarea-vertical-align="top" draw:auto-grow-height="true" draw:auto-grow-width="true" fo:min-height="0.2236in" fo:min-width="2.048in" fo:padding-top="0in" fo:padding-bottom="0in" fo:padding-left="0in" fo:padding-right="0in" fo:wrap-option="no-wrap" style:run-through="background"/>
      <style:paragraph-properties style:writing-mode="lr-tb"/>
    </style:style>
    <style:style style:name="gr13" style:family="graphic">
      <style:graphic-properties draw:stroke="none" draw:fill="none" draw:textarea-horizontal-align="left" draw:textarea-vertical-align="top" draw:auto-grow-height="true" draw:auto-grow-width="true" fo:min-height="0.2236in" fo:min-width="1.9673in" fo:padding-top="0in" fo:padding-bottom="0in" fo:padding-left="0in" fo:padding-right="0in" fo:wrap-option="no-wrap" style:run-through="background"/>
      <style:paragraph-properties style:writing-mode="lr-tb"/>
    </style:style>
    <style:style style:name="gr14" style:family="graphic">
      <style:graphic-properties draw:stroke="none" draw:fill="none" draw:textarea-horizontal-align="left" draw:textarea-vertical-align="top" draw:auto-grow-height="true" draw:auto-grow-width="true" fo:min-height="0.1917in" fo:min-width="0.0484in" fo:padding-top="0in" fo:padding-bottom="0in" fo:padding-left="0in" fo:padding-right="0in" fo:wrap-option="no-wrap" style:run-through="background"/>
      <style:paragraph-properties style:writing-mode="lr-tb"/>
    </style:style>
    <style:style style:name="gr15" style:family="graphic">
      <style:graphic-properties draw:stroke="none" draw:fill="solid" draw:fill-color="#000000" draw:opacity="100%" draw:textarea-horizontal-align="left" draw:textarea-vertical-align="top" draw:auto-grow-height="false" draw:auto-grow-width="false" fo:padding-top="0in" fo:padding-bottom="0in" fo:padding-left="0in" fo:padding-right="0in" fo:wrap-option="no-wrap" style:run-through="background"/>
      <style:paragraph-properties style:writing-mode="lr-tb"/>
    </style:style>
    <style:style style:name="gr16" style:family="graphic">
      <style:graphic-properties draw:stroke="none" draw:fill="none" draw:textarea-horizontal-align="left" draw:textarea-vertical-align="top" draw:auto-grow-height="true" draw:auto-grow-width="true" fo:min-height="0.2236in" fo:min-width="3.5736in" fo:padding-top="0in" fo:padding-bottom="0in" fo:padding-left="0in" fo:padding-right="0in" fo:wrap-option="no-wrap" style:run-through="background"/>
      <style:paragraph-properties style:writing-mode="lr-tb"/>
    </style:style>
    <style:style style:name="gr17" style:family="graphic">
      <style:graphic-properties draw:stroke="none" draw:fill="none" draw:textarea-horizontal-align="left" draw:textarea-vertical-align="top" draw:auto-grow-height="true" draw:auto-grow-width="true" fo:min-height="0.2236in" fo:min-width="3.3161in" fo:padding-top="0in" fo:padding-bottom="0in" fo:padding-left="0in" fo:padding-right="0in" fo:wrap-option="no-wrap" style:run-through="background"/>
      <style:paragraph-properties style:writing-mode="lr-tb"/>
    </style:style>
    <style:style style:name="gr18" style:family="graphic">
      <style:graphic-properties draw:stroke="none" draw:fill="none" draw:textarea-horizontal-align="left" draw:textarea-vertical-align="top" draw:auto-grow-height="true" draw:auto-grow-width="true" fo:min-height="0.2236in" fo:min-width="3.6772in" fo:padding-top="0in" fo:padding-bottom="0in" fo:padding-left="0in" fo:padding-right="0in" fo:wrap-option="no-wrap" style:run-through="background"/>
      <style:paragraph-properties style:writing-mode="lr-tb"/>
    </style:style>
    <style:style style:name="gr19" style:family="graphic">
      <style:graphic-properties draw:stroke="none" draw:fill="none" draw:textarea-horizontal-align="left" draw:textarea-vertical-align="top" draw:auto-grow-height="true" draw:auto-grow-width="true" fo:min-height="0.1917in" fo:min-width="2.4398in" fo:padding-top="0in" fo:padding-bottom="0in" fo:padding-left="0in" fo:padding-right="0in" fo:wrap-option="no-wrap" style:run-through="background"/>
      <style:paragraph-properties style:writing-mode="lr-tb"/>
    </style:style>
    <style:style style:name="gr20" style:family="graphic">
      <style:graphic-properties draw:stroke="none" draw:fill="none" draw:textarea-horizontal-align="left" draw:textarea-vertical-align="top" draw:auto-grow-height="true" draw:auto-grow-width="true" fo:min-height="0.1917in" fo:min-width="1.9217in" fo:padding-top="0in" fo:padding-bottom="0in" fo:padding-left="0in" fo:padding-right="0in" fo:wrap-option="no-wrap" style:run-through="background"/>
      <style:paragraph-properties style:writing-mode="lr-tb"/>
    </style:style>
    <style:style style:name="gr21" style:family="graphic">
      <style:graphic-properties draw:stroke="none" draw:fill="none" draw:textarea-horizontal-align="left" draw:textarea-vertical-align="top" draw:auto-grow-height="true" draw:auto-grow-width="true" fo:min-height="0.1917in" fo:min-width="5.0154in" fo:padding-top="0in" fo:padding-bottom="0in" fo:padding-left="0in" fo:padding-right="0in" fo:wrap-option="no-wrap" style:run-through="background"/>
      <style:paragraph-properties style:writing-mode="lr-tb"/>
    </style:style>
    <style:style style:name="gr22" style:family="graphic">
      <style:graphic-properties draw:stroke="none" draw:fill="none" draw:textarea-horizontal-align="left" draw:textarea-vertical-align="top" draw:auto-grow-height="true" draw:auto-grow-width="true" fo:min-height="0.1917in" fo:min-width="1.1827in" fo:padding-top="0in" fo:padding-bottom="0in" fo:padding-left="0in" fo:padding-right="0in" fo:wrap-option="no-wrap" style:run-through="background"/>
      <style:paragraph-properties style:writing-mode="lr-tb"/>
    </style:style>
    <style:style style:name="gr23" style:family="graphic">
      <style:graphic-properties draw:stroke="none" draw:fill="none" draw:textarea-horizontal-align="left" draw:textarea-vertical-align="top" draw:auto-grow-height="true" draw:auto-grow-width="true" fo:min-height="0.1917in" fo:min-width="0.0945in" fo:padding-top="0in" fo:padding-bottom="0in" fo:padding-left="0in" fo:padding-right="0in" fo:wrap-option="no-wrap" style:run-through="background"/>
      <style:paragraph-properties style:writing-mode="lr-tb"/>
    </style:style>
    <style:style style:name="gr24" style:family="graphic">
      <style:graphic-properties draw:stroke="none" draw:fill="none" draw:textarea-horizontal-align="left" draw:textarea-vertical-align="top" draw:auto-grow-height="true" draw:auto-grow-width="true" fo:min-height="0.1917in" fo:min-width="0.0807in" fo:padding-top="0in" fo:padding-bottom="0in" fo:padding-left="0in" fo:padding-right="0in" fo:wrap-option="no-wrap" style:run-through="background"/>
      <style:paragraph-properties style:writing-mode="lr-tb"/>
    </style:style>
    <style:style style:name="gr25" style:family="graphic">
      <style:graphic-properties draw:stroke="none" draw:fill="none" draw:textarea-horizontal-align="left" draw:textarea-vertical-align="top" draw:auto-grow-height="true" draw:auto-grow-width="true" fo:min-height="0.1752in" fo:min-width="0.8866in" fo:padding-top="0in" fo:padding-bottom="0in" fo:padding-left="0in" fo:padding-right="0in" fo:wrap-option="no-wrap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g text:anchor-type="paragraph" draw:z-index="0" draw:name="Shape1" draw:style-name="gr5"><draw:frame draw:name="Надпись 2" draw:style-name="gr6" draw:text-style-name="P12" svg:width="2.6669in" svg:height="0.1768in" svg:x="2.3028in" svg:y="0.0008in"><draw:text-box><text:p><text:span text:style-name="T6">Ministerul Educaţiei al Republicii Moldova</text:span></text:p></draw:text-box></draw:frame><draw:frame draw:name="Надпись 3" draw:style-name="gr7" draw:text-style-name="P12" svg:width="2.098in" svg:height="0.1768in" svg:x="2.587in" svg:y="0.176in"><draw:text-box><text:p><text:span text:style-name="T6">Universitatea de Stat din Moldova</text:span></text:p></draw:text-box></draw:frame><draw:frame draw:name="Надпись 4" draw:style-name="gr8" draw:text-style-name="P12" svg:width="2.463in" svg:height="0.1768in" svg:x="2.4051in" svg:y="0.3528in"><draw:text-box><text:p><text:span text:style-name="T6">Facultatea de Matematică şi Informatică</text:span></text:p></draw:text-box></draw:frame><draw:frame draw:name="Надпись 5" draw:style-name="gr9" draw:text-style-name="P12" svg:width="1.7961in" svg:height="0.1768in" svg:x="2.7382in" svg:y="0.528in"><draw:text-box><text:p><text:span text:style-name="T6">Departamentul ”Informatica„</text:span></text:p></draw:text-box></draw:frame><draw:frame draw:name="Надпись 6" draw:style-name="gr10" draw:text-style-name="P12" svg:width="0.0331in" svg:height="0.1921in" svg:x="4.5319in" svg:y="0.5528in"><draw:text-box><text:p><text:span text:style-name="T7"><text:s/></text:span></text:p></draw:text-box></draw:frame><draw:frame draw:name="Надпись 7" draw:style-name="gr11" draw:text-style-name="P12" svg:width="0.0433in" svg:height="0.1925in" svg:x="3.6346in" svg:y="0.7079in"><draw:text-box><text:p><text:span text:style-name="T8"><text:s/></text:span></text:p></draw:text-box></draw:frame><draw:frame draw:name="Надпись 8" draw:style-name="gr11" draw:text-style-name="P12" svg:width="0.0433in" svg:height="0.1925in" svg:x="3.6346in" svg:y="0.8992in"><draw:text-box><text:p><text:span text:style-name="T8"><text:s/></text:span></text:p></draw:text-box></draw:frame><draw:frame draw:name="Надпись 9" draw:style-name="gr11" draw:text-style-name="P12" svg:width="0.0433in" svg:height="0.1925in" svg:x="3.6346in" svg:y="1.0909in"><draw:text-box><text:p><text:span text:style-name="T8"><text:s/></text:span></text:p></draw:text-box></draw:frame><draw:frame draw:name="Надпись 10" draw:style-name="gr11" draw:text-style-name="P12" svg:width="0.0433in" svg:height="0.1925in" svg:x="3.6346in" svg:y="1.2827in"><draw:text-box><text:p><text:span text:style-name="T8"><text:s/></text:span></text:p></draw:text-box></draw:frame><draw:frame draw:name="Надпись 11" draw:style-name="gr11" draw:text-style-name="P12" svg:width="0.0433in" svg:height="0.1925in" svg:x="3.6346in" svg:y="1.4744in"><draw:text-box><text:p><text:span text:style-name="T8"><text:s/></text:span></text:p></draw:text-box></draw:frame><draw:frame draw:name="Надпись 12" draw:style-name="gr11" draw:text-style-name="P12" svg:width="0.0433in" svg:height="0.1925in" svg:x="3.6346in" svg:y="1.6661in"><draw:text-box><text:p><text:span text:style-name="T8"><text:s/></text:span></text:p></draw:text-box></draw:frame><draw:frame draw:name="Надпись 13" draw:style-name="gr11" draw:text-style-name="P12" svg:width="0.0433in" svg:height="0.1925in" svg:x="3.6346in" svg:y="1.8579in"><draw:text-box><text:p><text:span text:style-name="T8"><text:s/></text:span></text:p></draw:text-box></draw:frame><draw:frame draw:name="Надпись 14" draw:style-name="gr11" draw:text-style-name="P12" svg:width="0.0433in" svg:height="0.1925in" svg:x="3.6346in" svg:y="2.0492in"><draw:text-box><text:p><text:span text:style-name="T8"><text:s/></text:span></text:p></draw:text-box></draw:frame><draw:frame draw:name="Надпись 15" draw:style-name="gr11" draw:text-style-name="P12" svg:width="0.0433in" svg:height="0.1925in" svg:x="3.6346in" svg:y="2.2409in"><draw:text-box><text:p><text:span text:style-name="T8"><text:s/></text:span></text:p></draw:text-box></draw:frame><draw:frame draw:name="Надпись 16" draw:style-name="gr11" draw:text-style-name="P12" svg:width="0.0433in" svg:height="0.1925in" svg:x="3.6346in" svg:y="2.4327in"><draw:text-box><text:p><text:span text:style-name="T8"><text:s/></text:span></text:p></draw:text-box></draw:frame><draw:frame draw:name="Надпись 17" draw:style-name="gr11" draw:text-style-name="P12" svg:width="0.0433in" svg:height="0.1925in" svg:x="3.6346in" svg:y="2.6244in"><draw:text-box><text:p><text:span text:style-name="T8"><text:s/></text:span></text:p></draw:text-box></draw:frame><draw:frame draw:name="Надпись 18" draw:style-name="gr11" draw:text-style-name="P12" svg:width="0.0433in" svg:height="0.1925in" svg:x="3.6346in" svg:y="2.8161in"><draw:text-box><text:p><text:span text:style-name="T8"><text:s/></text:span></text:p></draw:text-box></draw:frame><draw:frame draw:name="Надпись 19" draw:style-name="gr11" draw:text-style-name="P12" svg:width="0.0433in" svg:height="0.1925in" svg:x="3.6346in" svg:y="3.0091in"><draw:text-box><text:p><text:span text:style-name="T8"><text:s/></text:span></text:p></draw:text-box></draw:frame><draw:frame draw:name="Надпись 20" draw:style-name="gr12" draw:text-style-name="P12" svg:width="2.1476in" svg:height="0.2252in" svg:x="2.6083in" svg:y="3.2961in"><draw:text-box><text:p><text:span text:style-name="T9">Dare de seama la „Java” <text:s/></text:span></text:p></draw:text-box></draw:frame><draw:frame draw:name="Надпись 21" draw:style-name="gr13" draw:text-style-name="P12" svg:width="2.0661in" svg:height="0.2252in" svg:x="2.6516in" svg:y="3.628in"><draw:text-box><text:p><text:span text:style-name="T10">Lucrare de laborator № 2 <text:s/></text:span></text:p></draw:text-box></draw:frame><draw:frame draw:name="Надпись 22" draw:style-name="gr14" draw:text-style-name="P12" svg:width="0.0504in" svg:height="0.2252in" svg:x="3.6346in" svg:y="3.9634in"><draw:text-box><text:p><text:span text:style-name="T10"><text:s/></text:span></text:p></draw:text-box></draw:frame><draw:custom-shape draw:name="Полилиния 23" draw:style-name="gr15" draw:text-style-name="P13" svg:width="0.0898in" svg:height="0.0098in" svg:x="1.8327in" svg:y="4.4953in"><text:p/><draw:enhanced-geometry svg:viewBox="0 0 9155 26" draw:text-areas="?f8 ?f10 ?f9 ?f11" draw:type="non-primitive" draw:enhanced-path="M 0 26 L 9155 26 9155 0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55"/><draw:equation draw:name="f7" draw:formula="?f4 / 26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frame draw:name="Надпись 24" draw:style-name="gr16" draw:text-style-name="P12" svg:width="3.6724in" svg:height="0.2252in" svg:x="1.8327in" svg:y="4.2992in"><draw:text-box><text:p><text:span text:style-name="T10">Tema : <text:s text:c="10"/>„</text:span><text:span text:style-name="T11">Realizarea Moștenirei în Java</text:span><text:span text:style-name="T10">” <text:s/></text:span></text:p></draw:text-box></draw:frame><draw:custom-shape draw:name="Полилиния 25" draw:style-name="gr15" draw:text-style-name="P13" svg:width="0.0898in" svg:height="0.0098in" svg:x="1.8701in" svg:y="4.8291in"><text:p/><draw:enhanced-geometry svg:viewBox="0 0 8973 27" draw:text-areas="?f8 ?f10 ?f9 ?f11" draw:type="non-primitive" draw:enhanced-path="M 0 27 L 8973 27 8973 0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973"/><draw:equation draw:name="f7" draw:formula="?f4 / 27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frame draw:name="Надпись 26" draw:style-name="gr17" draw:text-style-name="P12" svg:width="3.415in" svg:height="0.2252in" svg:x="1.8697in" svg:y="4.6343in"><draw:text-box><text:p><text:span text:style-name="T10">Varianta: <text:s text:c="47"/></text:span><text:span text:style-name="T11">№</text:span><text:span text:style-name="T10">4 <text:s/></text:span></text:p></draw:text-box></draw:frame><draw:custom-shape draw:name="Полилиния 27" draw:style-name="gr15" draw:text-style-name="P13" svg:width="0.0898in" svg:height="0.0098in" svg:x="1.8346in" svg:y="5.1646in"><text:p/><draw:enhanced-geometry svg:viewBox="0 0 9147 27" draw:text-areas="?f8 ?f10 ?f9 ?f11" draw:type="non-primitive" draw:enhanced-path="M 0 27 L 9147 27 9147 0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7"/><draw:equation draw:name="f7" draw:formula="?f4 / 27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frame draw:name="Надпись 28" draw:style-name="gr18" draw:text-style-name="P12" svg:width="3.7752in" svg:height="0.2252in" svg:x="1.8343in" svg:y="4.9697in"><draw:text-box><text:p><text:span text:style-name="T10">Clasa: <text:s text:c="47"/></text:span><text:span text:style-name="T11">„Firearm”</text:span><text:span text:style-name="T10"> <text:s/></text:span></text:p></draw:text-box></draw:frame><draw:frame draw:name="Надпись 29" draw:style-name="gr11" draw:text-style-name="P12" svg:width="1.5433in" svg:height="0.1925in" svg:x="0.0008in" svg:y="5.3083in"><draw:text-box><text:p><text:span text:style-name="T8"><text:s text:c="37"/></text:span></text:p></draw:text-box></draw:frame><draw:frame draw:name="Надпись 30" draw:style-name="gr11" draw:text-style-name="P12" svg:width="0.0433in" svg:height="0.1925in" svg:x="0.0008in" svg:y="5.5965in"><draw:text-box><text:p><text:span text:style-name="T8"><text:s/></text:span></text:p></draw:text-box></draw:frame><draw:frame draw:name="Надпись 31" draw:style-name="gr11" draw:text-style-name="P12" svg:width="0.0433in" svg:height="0.1925in" svg:x="0.0008in" svg:y="5.8819in"><draw:text-box><text:p><text:span text:style-name="T8"><text:s/></text:span></text:p></draw:text-box></draw:frame><draw:frame draw:name="Надпись 32" draw:style-name="gr11" draw:text-style-name="P12" svg:width="0.0433in" svg:height="0.1925in" svg:x="0.0008in" svg:y="6.1717in"><draw:text-box><text:p><text:span text:style-name="T8"><text:s/></text:span></text:p></draw:text-box></draw:frame><draw:frame draw:name="Надпись 33" draw:style-name="gr11" draw:text-style-name="P12" svg:width="0.0433in" svg:height="0.1925in" svg:x="0.0008in" svg:y="6.4579in"><draw:text-box><text:p><text:span text:style-name="T8"><text:s/></text:span></text:p></draw:text-box></draw:frame><draw:frame draw:name="Надпись 34" draw:style-name="gr11" draw:text-style-name="P12" svg:width="0.0433in" svg:height="0.1925in" svg:x="0.0008in" svg:y="6.7461in"><draw:text-box><text:p><text:span text:style-name="T8"><text:s/></text:span></text:p></draw:text-box></draw:frame><draw:frame draw:name="Надпись 35" draw:style-name="gr11" draw:text-style-name="P12" svg:width="0.0433in" svg:height="0.1925in" svg:x="0.0008in" svg:y="7.0315in"><draw:text-box><text:p><text:span text:style-name="T8"><text:s/></text:span></text:p></draw:text-box></draw:frame><draw:frame draw:name="Надпись 36" draw:style-name="gr11" draw:text-style-name="P12" svg:width="0.0433in" svg:height="0.1925in" svg:x="0.0008in" svg:y="7.2224in"><draw:text-box><text:p><text:span text:style-name="T8"><text:s/></text:span></text:p></draw:text-box></draw:frame><draw:frame draw:name="Надпись 37" draw:style-name="gr11" draw:text-style-name="P12" svg:width="0.0433in" svg:height="0.1925in" svg:x="0.0008in" svg:y="7.4142in"><draw:text-box><text:p><text:span text:style-name="T8"><text:s/></text:span></text:p></draw:text-box></draw:frame><draw:frame draw:name="Надпись 38" draw:style-name="gr19" draw:text-style-name="P12" svg:width="2.5661in" svg:height="0.1925in" svg:x="4.5917in" svg:y="7.6051in"><draw:text-box><text:p><text:span text:style-name="T12">Efectuat: <text:s text:c="3"/>studentul <text:s/>grupei IA2001 <text:s text:c="2"/></text:span></text:p></draw:text-box></draw:frame><draw:frame draw:name="Надпись 39" draw:style-name="gr20" draw:text-style-name="P12" svg:width="1.9232in" svg:height="0.1925in" svg:x="5.0571in" svg:y="7.8933in"><draw:text-box><text:p><text:span text:style-name="T12"><text:tab/></text:span><text:span text:style-name="T12"><text:tab/></text:span><text:span text:style-name="T12">Bulharu Iosyf</text:span></text:p></draw:text-box></draw:frame><draw:frame draw:name="Надпись 40" draw:style-name="gr11" draw:text-style-name="P12" svg:width="0.0433in" svg:height="0.1925in" svg:x="3.6346in" svg:y="8.1799in"><draw:text-box><text:p><text:span text:style-name="T12"><text:s/></text:span></text:p></draw:text-box></draw:frame><draw:frame draw:name="Надпись 41" draw:style-name="gr21" draw:text-style-name="P12" svg:width="5.0157in" svg:height="0.1925in" svg:x="2.2327in" svg:y="8.4689in"><draw:text-box><text:p><text:span text:style-name="T12"><text:s text:c="47"/></text:span><text:span text:style-name="T12">Verificat: <text:s text:c="5"/>lect.univers.</text:span></text:p></draw:text-box></draw:frame><draw:frame draw:name="Надпись 42" draw:style-name="gr22" draw:text-style-name="P12" svg:width="1.1831in" svg:height="0.1925in" svg:x="6.1272in" svg:y="8.7551in"><draw:text-box><text:p><text:span text:style-name="T13">Epifanova Irina .</text:span></text:p></draw:text-box></draw:frame><draw:frame draw:name="Надпись 43" draw:style-name="gr23" draw:text-style-name="P12" svg:width="0.0949in" svg:height="0.2252in" svg:x="7.2701in" svg:y="8.7307in"><draw:text-box><text:p><text:span text:style-name="T11"><text:s/></text:span></text:p></draw:text-box></draw:frame><draw:frame draw:name="Надпись 44" draw:style-name="gr24" draw:text-style-name="P12" svg:width="0.0807in" svg:height="0.1925in" svg:x="7.3189in" svg:y="8.7551in"><draw:text-box><text:p><text:span text:style-name="T14"><text:s/></text:span></text:p></draw:text-box></draw:frame><draw:frame draw:name="Надпись 45" draw:style-name="gr24" draw:text-style-name="P12" svg:width="0.0807in" svg:height="0.1925in" svg:x="0.0008in" svg:y="9.0453in"><draw:text-box><text:p><text:span text:style-name="T14"><text:s/></text:span></text:p></draw:text-box></draw:frame><draw:frame draw:name="Надпись 46" draw:style-name="gr11" draw:text-style-name="P12" svg:width="0.0433in" svg:height="0.1925in" svg:x="0.0008in" svg:y="9.237in"><draw:text-box><text:p><text:span text:style-name="T8"><text:s/></text:span></text:p></draw:text-box></draw:frame><draw:frame draw:name="Надпись 47" draw:style-name="gr11" draw:text-style-name="P12" svg:width="0.0433in" svg:height="0.1925in" svg:x="0.0008in" svg:y="9.4287in"><draw:text-box><text:p><text:span text:style-name="T8"><text:s/></text:span></text:p></draw:text-box></draw:frame><draw:frame draw:name="Надпись 48" draw:style-name="gr11" draw:text-style-name="P12" svg:width="0.0433in" svg:height="0.1925in" svg:x="0.0008in" svg:y="9.6197in"><draw:text-box><text:p><text:span text:style-name="T8"><text:s/></text:span></text:p></draw:text-box></draw:frame><draw:frame draw:name="Надпись 49" draw:style-name="gr11" draw:text-style-name="P12" svg:width="0.0433in" svg:height="0.1925in" svg:x="0.0008in" svg:y="9.811in"><draw:text-box><text:p><text:span text:style-name="T8"><text:s/></text:span></text:p></draw:text-box></draw:frame><draw:frame draw:name="Надпись 50" draw:style-name="gr11" draw:text-style-name="P12" svg:width="0.0433in" svg:height="0.1925in" svg:x="0.0008in" svg:y="10.0035in"><draw:text-box><text:p><text:span text:style-name="T8"><text:s/></text:span></text:p></draw:text-box></draw:frame><draw:frame draw:name="Надпись 51" draw:style-name="gr11" draw:text-style-name="P12" svg:width="0.0433in" svg:height="0.1925in" svg:x="0.0008in" svg:y="10.1953in"><draw:text-box><text:p><text:span text:style-name="T8"><text:s/></text:span></text:p></draw:text-box></draw:frame><draw:frame draw:name="Надпись 52" draw:style-name="gr25" draw:text-style-name="P12" svg:width="0.8886in" svg:height="0.1768in" svg:x="3.1906in" svg:y="10.3843in"><draw:text-box><text:p><text:span text:style-name="T6">Chişinău 2022</text:span></text:p></draw:text-box></draw:frame></draw:g><text:span text:style-name="Основной_20_шрифт_20_абзаца"><text:span text:style-name="T5"><text:s/>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6"><draw:connector text:anchor-type="paragraph" draw:z-index="1" draw:name="Прямая со стрелкой 53" draw:style-name="gr4" draw:text-style-name="P11" draw:type="line" svg:x1="4.8374in" svg:y1="0.5181in" svg:x2="5.7335in" svg:y2="0.1083in" svg:d="M12287 1316l2276-1041" svg:viewBox="0 0 2277 1042"><text:p/></draw:connector><text:soft-page-break/><text:span text:style-name="Основной_20_шрифт_20_абзаца"><text:span text:style-name="T5"><text:s text:c="14"/>Rifle <text:s text:c="5"/><text:tab/></text:span></text:span></text:p>
      <text:p text:style-name="P2"><text:tab/> <text:s text:c="31"/></text:p>
      <text:p text:style-name="Standard"><draw:connector text:anchor-type="paragraph" draw:z-index="4" draw:name="Прямая со стрелкой 56" draw:style-name="gr1" draw:text-style-name="P11" draw:type="line" svg:x1="4.8165in" svg:y1="0.1484in" svg:x2="5.7752in" svg:y2="0.8429in" svg:d="M12234 377l2435 1764" svg:viewBox="0 0 2436 1766"><text:p/></draw:connector><draw:connector text:anchor-type="paragraph" draw:z-index="2" draw:name="Прямая со стрелкой 54" draw:style-name="gr3" draw:text-style-name="P11" draw:type="line" svg:x1="4.8028in" svg:y1="0.1701in" svg:x2="5.8307in" svg:y2="0.1209in" svg:d="M12199 432l2611-125" svg:viewBox="0 0 2612 127"><text:p/></draw:connector><text:span text:style-name="Основной_20_шрифт_20_абзаца"><text:span text:style-name="T5"><text:s/>De descrise urmatoarea ierarhie de clase in Java: <text:s text:c="9"/>Firearm <text:s text:c="38"/>Shotgun</text:span></text:span></text:p>
      <text:p text:style-name="Standard"><draw:connector text:anchor-type="paragraph" draw:z-index="3" draw:name="Прямая со стрелкой 55" draw:style-name="gr2" draw:text-style-name="P11" draw:type="line" svg:x1="4.8374in" svg:y1="0.0055in" svg:x2="5.7193in" svg:y2="0.2626in" svg:d="M12287 14l2240 653" svg:viewBox="0 0 2242 654"><text:p/></draw:connector><text:span text:style-name="Основной_20_шрифт_20_абзаца"><text:span text:style-name="T1"/></text:span></text:p>
      <text:p text:style-name="P2"><text:s text:c="15"/>MachineGun</text:p>
      <text:p text:style-name="P2"/>
      <text:p text:style-name="P2">SubMachine</text:p>
      <text:p text:style-name="P1"><text:s text:c="46"/></text:p>
      <text:p text:style-name="P2"><text:s text:c="7"/></text:p>
      <text:p text:style-name="P2"/>
      <text:p text:style-name="P2"><text:s text:c="9"/></text:p>
      <text:p text:style-name="Standard"><text:span text:style-name="Основной_20_шрифт_20_абзаца"><text:span text:style-name="T5"><text:s text:c="6"/></text:span></text:span><text:span text:style-name="Основной_20_шрифт_20_абзаца"><text:span text:style-name="T2">De descris interfețele </text:span></text:span><text:span text:style-name="Основной_20_шрифт_20_абзаца"><text:span text:style-name="T3">”Fire” </text:span></text:span><text:span text:style-name="Основной_20_шрифт_20_абзаца"><text:span text:style-name="T2">conectat la Rifle și <text:s/></text:span></text:span><text:span text:style-name="Основной_20_шрифт_20_абзаца"><text:span text:style-name="T3">”Shoot” </text:span></text:span><text:span text:style-name="Основной_20_шрифт_20_абзаца"><text:span text:style-name="T2"><text:s/>conectat la Shotgun</text:span></text:span></text:p>
      <text:p text:style-name="P7"/>
      <text:p text:style-name="P7">Clasa Firearm</text:p>
      <text:p text:style-name="Default"><text:span text:style-name="Основной_20_шрифт_20_абзаца"><text:span text:style-name="T4">Câmpuri:</text:span></text:span></text:p>
      <text:p text:style-name="P8"><text:tab/>Sir de caractere care pastreaza numele Firearm-ului <text:s/>(armei)</text:p>
      <text:p text:style-name="P8"><text:tab/>numar cu virgula care indica greutatea armei</text:p>
      <text:p text:style-name="Standard"><text:span text:style-name="Основной_20_шрифт_20_абзаца"><text:span text:style-name="T2"><text:tab/>numar intreg care pastreaza distanta zborului a glontului în metri</text:span></text:span></text:p>
      <text:p text:style-name="Standard"><text:span text:style-name="Основной_20_шрифт_20_абзаца"><text:span text:style-name="T2"><text:tab/>numar întreg care indica anul fabricarii a armei</text:span></text:span></text:p>
      <text:p text:style-name="Standard"><text:span text:style-name="Основной_20_шрифт_20_абзаца"><text:span text:style-name="T2"><text:tab/>sir de caractere care păstrează <text:s/>starea armei (incarcat/descarcat)</text:span></text:span></text:p>
      <text:p text:style-name="P8"/>
      <text:p text:style-name="Standard"><text:span text:style-name="Основной_20_шрифт_20_абзаца"><text:span text:style-name="T2">Metode:</text:span></text:span></text:p>
      <text:p text:style-name="P8"><text:tab/>constructor (<text:bookmark-start text:name="__DdeLink__547_3748525771"/>implicit(initializarea cumpurilor cu valori aleatoare)<text:bookmark-end text:name="__DdeLink__547_3748525771"/>, cu parametre)</text:p>
      <text:p text:style-name="Standard"><text:span text:style-name="Основной_20_шрифт_20_абзаца"><text:span text:style-name="T2"><text:tab/>setters and getters</text:span></text:span></text:p>
      <text:p text:style-name="P8"><text:tab/>functia de afisare a tuturor campurilor clasei</text:p>
      <text:p text:style-name="P8"><text:tab/>o metoda abstracta</text:p>
      <text:p text:style-name="P8"/>
      <text:p text:style-name="P9"><text:span text:style-name="Основной_20_шрифт_20_абзаца"><text:span text:style-name="T2">Clasa Rifle extends Firearm</text:span></text:span></text:p>
      <text:p text:style-name="Standard"><text:span text:style-name="Основной_20_шрифт_20_абзаца"><text:span text:style-name="T2"><text:s/>Campuri:</text:span></text:span></text:p>
      <text:p text:style-name="P8"><text:tab/>numar intreg care indica numarul de apropieri a binocului</text:p>
      <text:p text:style-name="P1">Metode:</text:p>
      <text:p text:style-name="P1"><text:tab/>constructori(implicit si cu parametri) cu chemarea constructorului clasei parinte</text:p>
      <text:p text:style-name="Standard"><text:span text:style-name="Основной_20_шрифт_20_абзаца"><text:span text:style-name="T5"><text:tab/></text:span></text:span><text:span text:style-name="Основной_20_шрифт_20_абзаца"><text:span text:style-name="T2">setters and getter</text:span></text:span></text:p>
      <text:p text:style-name="Standard"><text:span text:style-name="Основной_20_шрифт_20_абзаца"><text:span text:style-name="T2"><text:tab/>rescrierea metodei de afisare a campurilor clasei</text:span></text:span></text:p>
      <text:p text:style-name="P8"><text:tab/>metoda “probability” in care asupra obiectului se efectuiaza o influientare (in forma de 2 parametri: ratingul persoanei, si viteza vantului) returneaza rezultatul nemerirei</text:p>
      <text:p text:style-name="P8"/>
      <text:p text:style-name="P7">Clasa Shotgun extends Firearm</text:p>
      <text:p text:style-name="P8">Campuri:</text:p>
      <text:p text:style-name="Standard"><text:span text:style-name="Основной_20_шрифт_20_абзаца"><text:span text:style-name="T2"><text:tab/>numar intreg care indica numarul de alice in gloanta</text:span></text:span></text:p>
      <text:p text:style-name="P1">Metode:<text:tab/></text:p>
      <text:p text:style-name="P1"><text:tab/>constructori(implicit si cu parametri) cu chemarea constructorului clasei parinte</text:p>
      <text:p text:style-name="Standard"><text:span text:style-name="Основной_20_шрифт_20_абзаца"><text:span text:style-name="T5"><text:tab/></text:span></text:span><text:span text:style-name="Основной_20_шрифт_20_абзаца"><text:span text:style-name="T2">setters and getter</text:span></text:span></text:p>
      <text:p text:style-name="Standard"><text:span text:style-name="Основной_20_шрифт_20_абзаца"><text:span text:style-name="T2"><text:tab/>rescrierea metodei de afisare a campurilor clasei<text:tab/></text:span></text:span></text:p>
      <text:p text:style-name="Standard"><text:span text:style-name="Основной_20_шрифт_20_абзаца"><text:span text:style-name="T5"><text:tab/></text:span></text:span><text:span text:style-name="Основной_20_шрифт_20_абзаца"><text:span text:style-name="T2">metoda “discover”care primeste ca parametru alta arma si ii schimba caracteristicele in sachimbat starea in descarcat (daca primeste acelasi tip de arma atunci schimbarile <text:tab/>nu se aplica)</text:span></text:span></text:p>
      <text:p text:style-name="P8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Clasa MachineGun extends Firearm</text:p>
      <text:p text:style-name="P8">Campuri:</text:p>
      <text:p text:style-name="Standard"><text:span text:style-name="Основной_20_шрифт_20_абзаца"><text:span text:style-name="T2"><text:tab/>numar intreg care indica numarul maxim de gloante</text:span></text:span></text:p>
      <text:p text:style-name="P8">Metode:</text:p>
      <text:p text:style-name="Standard"><text:span text:style-name="Основной_20_шрифт_20_абзаца"><text:span text:style-name="T2"><text:tab/> constructori(implicit si cu parametri) cu chemarea constructorului clasei parinte</text:span></text:span></text:p>
      <text:p text:style-name="Standard"><text:span text:style-name="Основной_20_шрифт_20_абзаца"><text:span text:style-name="T5"><text:tab/></text:span></text:span><text:span text:style-name="Основной_20_шрифт_20_абзаца"><text:span text:style-name="T2">setters and getter</text:span></text:span></text:p>
      <text:p text:style-name="Standard"><text:span text:style-name="Основной_20_шрифт_20_абзаца"><text:span text:style-name="T2"><text:tab/>rescrierea metodei de afisare a campurilor clasei</text:span></text:span></text:p>
      <text:p text:style-name="Standard"><text:span text:style-name="Основной_20_шрифт_20_абзаца"><text:span text:style-name="T2"><text:tab/>metoda “reincarcare” care primeste 2 parametri (doua arme) si daca primu are <text:tab/>putine <text:tab/>gloante este schimbat</text:span></text:span></text:p>
      <text:p text:style-name="P8"/>
      <text:p text:style-name="P7">Clasa <text:bookmark-start text:name="__DdeLink__492_4285777302"/>SubMachine extends Firearm<text:bookmark-end text:name="__DdeLink__492_4285777302"/></text:p>
      <text:p text:style-name="P8"/>
      <text:p text:style-name="Standard"><text:span text:style-name="Основной_20_шрифт_20_абзаца"><text:span text:style-name="T5"><text:s/></text:span></text:span><text:span text:style-name="Основной_20_шрифт_20_абзаца"><text:span text:style-name="T2">Campuri:</text:span></text:span></text:p>
      <text:p text:style-name="Standard"><text:span text:style-name="Основной_20_шрифт_20_абзаца"><text:span text:style-name="T2"><text:tab/>numar cu virgula care indica nivelul sunetului produs de arma (in decibeli)</text:span></text:span></text:p>
      <text:p text:style-name="Standard"><text:span text:style-name="Основной_20_шрифт_20_абзаца"><text:span text:style-name="T2"><text:tab/>numar intreg care indica id-ul armei</text:span></text:span></text:p>
      <text:p text:style-name="P8">Metode:</text:p>
      <text:p text:style-name="Standard"><text:span text:style-name="Основной_20_шрифт_20_абзаца"><text:span text:style-name="T2"><text:tab/> constructori(implicit si cu parametri) cu chemarea constructorului clasei parinte</text:span></text:span></text:p>
      <text:p text:style-name="Standard"><text:span text:style-name="Основной_20_шрифт_20_абзаца"><text:span text:style-name="T5"><text:tab/></text:span></text:span><text:span text:style-name="Основной_20_шрифт_20_абзаца"><text:span text:style-name="T2">setters and getter</text:span></text:span></text:p>
      <text:p text:style-name="Standard"><text:span text:style-name="Основной_20_шрифт_20_абзаца"><text:span text:style-name="T2"><text:tab/>rescrierea metodei de afisare a campurilor clasei</text:span></text:span></text:p>
      <text:p text:style-name="P1"/>
      <text:p text:style-name="P1"/>
      <text:p text:style-name="P3">Interface Fire</text:p>
      <text:p text:style-name="P1">Metode:</text:p>
      <text:p text:style-name="P1"><text:tab/>metoda “zeros”, <text:s/>care primeste ca parametru Firearm si schimba starea armei si distanta <text:tab/>gloantei<text:tab/></text:p>
      <text:p text:style-name="P1"><text:tab/>metoda “removeDistance” <text:s text:c="2"/>care primeste ca parametru Firearm si scade distanta zborului <text:tab/>gloantei cu 20 metri</text:p>
      <text:p text:style-name="P1"><text:tab/>metoda “removeName” <text:s text:c="2"/>care primeste ca parametru Firearm si ii sterge numele</text:p>
      <text:p text:style-name="P1"/>
      <text:p text:style-name="P1"/>
      <text:p text:style-name="P3">Interface Shoot</text:p>
      <text:p text:style-name="P1">Metode:</text:p>
      <text:p text:style-name="P1"><text:tab/>metoda “neutralization” <text:s/>care primeste ca parametru Firearm si nulifica distanta zborului</text:p>
      <text:p text:style-name="P1"><text:tab/>metoda “soundEffect” care cheama unul dintre efectele {“BOOM”, “BOOM BOOM”, “BADABOOM”}</text:p>
      <text:p text:style-name="P1"/>
      <text:p text:style-name="P4">main</text:p>
      <text:p text:style-name="P1"><text:bookmark-start text:name="__DdeLink__509_1207378826"/>De creat vector dinamic “weapon” a obiectelor de tip Firearm si de completat cu armament incarcat si descarcat. De creat vectorul “<text:bookmark-start text:name="__DdeLink__505_1207378826"/>goodWeapon<text:bookmark-end text:name="__DdeLink__505_1207378826"/>” bazat pe interfata Fire si “badWeapon” bazat pe interfat Shoot. Mai departe de lucrat doar cu obiectele din vectorii descrisi.<text:bookmark-end text:name="__DdeLink__509_1207378826"/></text:p>
      <text:p text:style-name="P1"><text:bookmark-start text:name="__DdeLink__511_1207378826"/>De afisat la consola campurile Firearm-ei create.<text:bookmark-end text:name="__DdeLink__511_1207378826"/></text:p>
      <text:p text:style-name="P1"><text:bookmark-start text:name="__DdeLink__513_1207378826"/>De impus armele Shotgun sa creieze sunete aleatoare.<text:bookmark-end text:name="__DdeLink__513_1207378826"/></text:p>
      <text:p text:style-name="P1"><text:bookmark-start text:name="__DdeLink__515_1207378826"/><text:bookmark-start text:name="__DdeLink__534_1207378826"/>De impus armele Shotgun sa descopere orice alta arma aleatoare din weapon.<text:bookmark-end text:name="__DdeLink__515_1207378826"/><text:bookmark-end text:name="__DdeLink__534_1207378826"/></text:p>
      <text:p text:style-name="P1"><text:bookmark-start text:name="__DdeLink__536_1207378826"/>De gasit si de afisat la ecran arma Rifle cu cea mai buna optica.<text:bookmark-end text:name="__DdeLink__536_1207378826"/></text:p>
      <text:p text:style-name="P1"><text:bookmark-start text:name="__DdeLink__538_1207378826"/>Cand se intalneste prima arma MachineGun, reincarca doua arme aleatoare trimise ca parametri.<text:bookmark-end text:name="__DdeLink__538_1207378826"/></text:p>
      <text:p text:style-name="P1"><text:bookmark-start text:name="__DdeLink__540_1207378826"/>De impus pe cei cu <text:s/>goodWeapon si <text:s/>badWeapon sa se lupte cu metodele din interfete.<text:bookmark-end text:name="__DdeLink__540_1207378826"/></text:p>
      <text:p text:style-name="P1"/>
      <text:p text:style-name="P1"/>
      <text:p text:style-name="P1"><text:soft-page-break/></text:p>
      <text:p text:style-name="P1"/>
      <text:p text:style-name="P1"/>
      <text:p text:style-name="P3">Source Code</text:p>
      <text:p text:style-name="P1">//Main.java</text:p>
      <text:p text:style-name="P1"/>
      <text:p text:style-name="P1"/>
      <text:p text:style-name="P1">package lab2;</text:p>
      <text:p text:style-name="P1">import java.util.Random;</text:p>
      <text:p text:style-name="P1"/>
      <text:p text:style-name="P1">public class Main {</text:p>
      <text:p text:style-name="P1"/>
      <text:p text:style-name="P1"><text:s text:c="4"/>public static void main(String[] args) {</text:p>
      <text:p text:style-name="P1"><text:s text:c="8"/>Random rand = new Random();</text:p>
      <text:p text:style-name="P1"><text:s text:c="8"/></text:p>
      <text:p text:style-name="P1"><text:s text:c="2"/>//De creat vector dinamic “weapon” a obiectelor de tip Firearm si de completat cu armament</text:p>
      <text:p text:style-name="P1"><text:s text:c="2"/>//incarcat si descarcat. <text:s text:c="6"/></text:p>
      <text:p text:style-name="P1"><text:s text:c="8"/>Firearm weapon[] = new Firearm[12];</text:p>
      <text:p text:style-name="P1"><text:s text:c="8"/>for (int i = 0; i &lt; weapon.length; i+=4) {</text:p>
      <text:p text:style-name="P1"><text:s text:c="12"/>weapon[i] = new Rifle();</text:p>
      <text:p text:style-name="P1"><text:s text:c="12"/>weapon[i+1] = new Shotgun();</text:p>
      <text:p text:style-name="P1"><text:s text:c="12"/>weapon[i+2] = new MachineGun();</text:p>
      <text:p text:style-name="P1"><text:s text:c="12"/>weapon[i+3] = new SubMachine();</text:p>
      <text:p text:style-name="P1"><text:s text:c="8"/>}</text:p>
      <text:p text:style-name="P1"><text:s/>//De creat vectorul “goodWeapon” bazat pe interfata Fire si “badWeapon” bazat pe interfat Shoot.</text:p>
      <text:p text:style-name="P1"><text:s text:c="2"/>//Mai departe de lucrat doar cu obiectele din vectorii descrisi. <text:s text:c="6"/></text:p>
      <text:p text:style-name="P1"><text:s text:c="7"/>Fire goodWeapon[] = new Rifle[6];</text:p>
      <text:p text:style-name="P1"><text:s text:c="7"/>Shoot badWeapon[] = new Shotgun[6];</text:p>
      <text:p text:style-name="P1"><text:s text:c="8"/>for (int i = 0; i &lt; goodWeapon.length; i++) {</text:p>
      <text:p text:style-name="P1"><text:s text:c="12"/>goodWeapon[i] = new Rifle();</text:p>
      <text:p text:style-name="P1"><text:s text:c="12"/>badWeapon[i] = new Shotgun();</text:p>
      <text:p text:style-name="P1"><text:s text:c="8"/>}</text:p>
      <text:p text:style-name="P1"><text:s text:c="2"/>//De afisat la consola campurile Firearm-ei create. <text:s text:c="5"/></text:p>
      <text:p text:style-name="P1"><text:s text:c="7"/>for (int i = 0; i &lt; weapon.length; i++) {</text:p>
      <text:p text:style-name="P1"><text:s text:c="11"/>weapon[i].printFireArm();</text:p>
      <text:p text:style-name="P1"><text:s text:c="8"/>}</text:p>
      <text:p text:style-name="P1">//De impus armele Shotgun sa creieze sunete aleatoare.</text:p>
      <text:p text:style-name="P1"><text:s text:c="8"/>for (int i = 0; i &lt; weapon.length; i++) {</text:p>
      <text:p text:style-name="P1"><text:s text:c="12"/>if(weapon[i] instanceof Shotgun){</text:p>
      <text:p text:style-name="P1"><text:s text:c="16"/>((Shotgun)weapon[i]).soundEffect();</text:p>
      <text:p text:style-name="P1"><text:s text:c="12"/>}</text:p>
      <text:p text:style-name="P1"><text:s text:c="8"/>}</text:p>
      <text:p text:style-name="P1">//De impus armele Shotgun sa descopere orice alta arma aleatoare din weapon.</text:p>
      <text:p text:style-name="P1"><text:s text:c="8"/>for (int i = 0; i &lt; weapon.length; i++) {</text:p>
      <text:p text:style-name="P1"><text:s text:c="12"/>if(weapon[i] instanceof Shotgun){</text:p>
      <text:p text:style-name="P1"><text:s text:c="16"/>((Shotgun)weapon[i]).discover(weapon[rand.nextInt(weapon.length)]);</text:p>
      <text:p text:style-name="P1"><text:s text:c="12"/>}</text:p>
      <text:p text:style-name="P1"><text:s text:c="8"/>}</text:p>
      <text:p text:style-name="P1">//De gasit si de afisat la ecran arma Rifle cu cea mai buna optica.\</text:p>
      <text:p text:style-name="P1"><text:s text:c="8"/>int index =0, optica = -1;</text:p>
      <text:p text:style-name="P1"><text:s text:c="8"/>for (int i = 0; i &lt; weapon.length; i++) {</text:p>
      <text:p text:style-name="P1"><text:s text:c="12"/>if(weapon[i] instanceof Rifle){</text:p>
      <text:p text:style-name="P1"><text:soft-page-break/><text:s text:c="16"/>if(optica &lt; ((Rifle)weapon[i]).getZoom()){</text:p>
      <text:p text:style-name="P1"><text:s text:c="20"/>optica=((Rifle)weapon[i]).getZoom();</text:p>
      <text:p text:style-name="P1"><text:s text:c="20"/>index = i;</text:p>
      <text:p text:style-name="P1"><text:s text:c="16"/>}</text:p>
      <text:p text:style-name="P1"><text:s text:c="12"/>}</text:p>
      <text:p text:style-name="P1"><text:s text:c="8"/>}</text:p>
      <text:p text:style-name="P1"><text:s text:c="8"/>weapon[index].printFireArm();</text:p>
      <text:p text:style-name="P1">//Cand se intalneste prima arma MachineGun, reincarca doua arme aleatoare trimise ca parametri. <text:s text:c="6"/></text:p>
      <text:p text:style-name="P1"><text:s text:c="8"/>for (int i = 0; i &lt; weapon.length; i++) {</text:p>
      <text:p text:style-name="P1"><text:s text:c="12"/>if(weapon[i] instanceof MachineGun){</text:p>
      <text:p text:style-name="P1"><text:s text:c="16"/>((MachineGun)weapon[i]).reincarcare((Firearm)badWeapon[rand.nextInt(6)],(Firearm)goodWeapon[rand.nextInt(6)] );</text:p>
      <text:p text:style-name="P1"><text:s text:c="16"/>break;</text:p>
      <text:p text:style-name="P1"><text:s text:c="12"/>} <text:s text:c="8"/></text:p>
      <text:p text:style-name="P1"><text:s text:c="8"/>}</text:p>
      <text:p text:style-name="P1"><text:s/>//De impus pe cei cu <text:s/>goodWeapon si <text:s/>badWeapon sa se lupte cu metodele din interfete.</text:p>
      <text:p text:style-name="P1"><text:s text:c="8"/>for (int i = 0; i &lt; goodWeapon.length-1; i++) {</text:p>
      <text:p text:style-name="P1"><text:s text:c="12"/>goodWeapon[i].removeDistance((Firearm)badWeapon[i]);</text:p>
      <text:p text:style-name="P1"><text:s text:c="12"/>badWeapon[i].neutralization((Firearm)goodWeapon[i+1]);</text:p>
      <text:p text:style-name="P1"><text:s text:c="12"/>goodWeapon[i].removeName((Firearm)badWeapon[i+1]);</text:p>
      <text:p text:style-name="P1"><text:s text:c="12"/>goodWeapon[i+1].zeros((Firearm)badWeapon[i]);</text:p>
      <text:p text:style-name="P1"><text:s text:c="8"/>}</text:p>
      <text:p text:style-name="P1"><text:s text:c="8"/></text:p>
      <text:p text:style-name="P1"><text:s text:c="8"/>/*Afisarea armamentului bun si rau</text:p>
      <text:p text:style-name="P1"><text:s text:c="8"/>for (int i = 0; i &lt;goodWeapon.length ; i++) {</text:p>
      <text:p text:style-name="P1"><text:s text:c="12"/>((Rifle)goodWeapon[i]).printFireArm();</text:p>
      <text:p text:style-name="P1"><text:s text:c="12"/>((Shotgun)badWeapon[i]).printFireArm();</text:p>
      <text:p text:style-name="P1"><text:s text:c="8"/>}*/</text:p>
      <text:p text:style-name="P1"><text:s text:c="4"/>}</text:p>
      <text:p text:style-name="P1">}</text:p>
      <text:p text:style-name="P1"/>
      <text:p text:style-name="P1">//--------------------Firearm.java</text:p>
      <text:p text:style-name="P1"/>
      <text:p text:style-name="P1"/>
      <text:p text:style-name="P1">package lab2;</text:p>
      <text:p text:style-name="P1"/>
      <text:p text:style-name="P1">import java.util.Random;</text:p>
      <text:p text:style-name="P1">public abstract class Firearm {</text:p>
      <text:p text:style-name="P1"><text:s text:c="4"/>protected String armName;//numele armei</text:p>
      <text:p text:style-name="P1"><text:s text:c="4"/>protected float weight;//greutatea armei</text:p>
      <text:p text:style-name="P1"><text:s text:c="4"/>protected int distance;//distanta zborului gloantei</text:p>
      <text:p text:style-name="P1"><text:s text:c="4"/>protected int year;//anul fabricarii</text:p>
      <text:p text:style-name="P1"><text:s text:c="4"/>protected String state;//incarcat/descarcat</text:p>
      <text:p text:style-name="P1"><text:s text:c="4"/></text:p>
      <text:p text:style-name="P1"><text:s text:c="4"/>String armNames []= {"AK-47", "SVD", "M16", "Benelli M3", "Remington", "RMB-93","Blaser R8" };</text:p>
      <text:p text:style-name="P1"><text:s/>//constructor implicit(initializarea cumpurilor cu valori aleatoare)</text:p>
      <text:p text:style-name="P1"><text:s text:c="4"/>Firearm(){</text:p>
      <text:p text:style-name="P1"><text:s text:c="8"/>Random rand <text:s/>= new Random();</text:p>
      <text:p text:style-name="P1"><text:s text:c="8"/>armName = armNames[rand.nextInt(armNames.length)];</text:p>
      <text:p text:style-name="P1"><text:s text:c="8"/>weight = rand.nextFloat()+1.2f;</text:p>
      <text:p text:style-name="P1"><text:s text:c="8"/>distance = rand.nextInt(1301)+200;</text:p>
      <text:p text:style-name="P1"><text:soft-page-break/><text:s text:c="8"/>year = rand.nextInt(123)+1820;</text:p>
      <text:p text:style-name="P1"><text:s text:c="8"/>if(rand.nextInt(3)==1){state="descarcat";}else{state="incarcat";}</text:p>
      <text:p text:style-name="P1"><text:s text:c="4"/>}</text:p>
      <text:p text:style-name="P1"><text:s/>//constructor cu parametri</text:p>
      <text:p text:style-name="P1"><text:s text:c="4"/>Firearm(String armName, float weight, int distance, int year, String state){</text:p>
      <text:p text:style-name="P1"><text:s text:c="8"/>this.armName=armName;</text:p>
      <text:p text:style-name="P1"><text:s text:c="8"/>this.weight=weight;</text:p>
      <text:p text:style-name="P1"><text:s text:c="8"/>this.distance = distance;</text:p>
      <text:p text:style-name="P1"><text:s text:c="8"/>this.year=year;</text:p>
      <text:p text:style-name="P1"><text:s text:c="8"/>this.state=state;</text:p>
      <text:p text:style-name="P1"><text:s text:c="4"/>}</text:p>
      <text:p text:style-name="P1">//============SETTERS=========</text:p>
      <text:p text:style-name="P1"><text:s text:c="4"/>public void setArmName(String armName) {</text:p>
      <text:p text:style-name="P1"><text:s text:c="8"/>this.armName = armName;</text:p>
      <text:p text:style-name="P1"><text:s text:c="4"/>}</text:p>
      <text:p text:style-name="P1"/>
      <text:p text:style-name="P1"><text:s text:c="4"/>public void setWeight(float weight) {</text:p>
      <text:p text:style-name="P1"><text:s text:c="8"/>if(weight &gt; 0){this.weight = weight;}</text:p>
      <text:p text:style-name="P1"><text:s text:c="4"/>}</text:p>
      <text:p text:style-name="P1"/>
      <text:p text:style-name="P1"><text:s text:c="4"/>public void setDistance(int distance) {</text:p>
      <text:p text:style-name="P1"><text:s text:c="8"/>if(distance&gt;-1){this.distance = distance;} <text:s/></text:p>
      <text:p text:style-name="P1"><text:s text:c="4"/>}</text:p>
      <text:p text:style-name="P1"/>
      <text:p text:style-name="P1"><text:s text:c="4"/>public void setYear(int year) {</text:p>
      <text:p text:style-name="P1"><text:s text:c="8"/>if(year&gt;1819 &amp;&amp; year&lt;2023){this.year = year;} <text:s text:c="5"/></text:p>
      <text:p text:style-name="P1"><text:s text:c="4"/>}</text:p>
      <text:p text:style-name="P1"/>
      <text:p text:style-name="P1"><text:s text:c="4"/>public void setState(String state) {</text:p>
      <text:p text:style-name="P1"><text:s text:c="8"/>if(state == "incarcat" || state=="descarcat"){</text:p>
      <text:p text:style-name="P1"><text:s text:c="8"/>this.state = state;}</text:p>
      <text:p text:style-name="P1"><text:s text:c="4"/>}</text:p>
      <text:p text:style-name="P1">//===========GETTERS==========</text:p>
      <text:p text:style-name="P1"/>
      <text:p text:style-name="P1"><text:s text:c="4"/>public String getArmName() {</text:p>
      <text:p text:style-name="P1"><text:s text:c="8"/>return armName;</text:p>
      <text:p text:style-name="P1"><text:s text:c="4"/>}</text:p>
      <text:p text:style-name="P1"/>
      <text:p text:style-name="P1"><text:s text:c="4"/>public float getWeight() {</text:p>
      <text:p text:style-name="P1"><text:s text:c="8"/>return weight;</text:p>
      <text:p text:style-name="P1"><text:s text:c="4"/>}</text:p>
      <text:p text:style-name="P1"/>
      <text:p text:style-name="P1"><text:s text:c="4"/>public int getDistance() {</text:p>
      <text:p text:style-name="P1"><text:s text:c="8"/>return distance;</text:p>
      <text:p text:style-name="P1"><text:s text:c="4"/>}</text:p>
      <text:p text:style-name="P1"/>
      <text:p text:style-name="P1"><text:s text:c="4"/>public int getYear() {</text:p>
      <text:p text:style-name="P1"><text:s text:c="8"/>return year;</text:p>
      <text:p text:style-name="P1"><text:s text:c="4"/>}</text:p>
      <text:p text:style-name="P1"/>
      <text:p text:style-name="P1"><text:s text:c="4"/>public String getState() {</text:p>
      <text:p text:style-name="P1"><text:s text:c="8"/>return state;</text:p>
      <text:p text:style-name="P1"><text:soft-page-break/><text:s text:c="4"/>}</text:p>
      <text:p text:style-name="P1"><text:s text:c="4"/>public void printFireArm(){</text:p>
      <text:p text:style-name="P1"><text:s text:c="8"/>System.out.println("\nFirearm characteristics");</text:p>
      <text:p text:style-name="P1"><text:s text:c="8"/>System.out.println("Name :" + armName);</text:p>
      <text:p text:style-name="P1"><text:s text:c="8"/>System.out.println("Weight: "+ weight);</text:p>
      <text:p text:style-name="P1"><text:s text:c="8"/>System.out.println("Distance: "+ distance);</text:p>
      <text:p text:style-name="P1"><text:s text:c="8"/>System.out.println("Year: "+ year);</text:p>
      <text:p text:style-name="P1"><text:s text:c="8"/>System.out.println("State" + state);</text:p>
      <text:p text:style-name="P1"><text:s text:c="4"/>}</text:p>
      <text:p text:style-name="P1"><text:s text:c="4"/></text:p>
      <text:p text:style-name="P1"><text:s text:c="4"/>public abstract void creedo();</text:p>
      <text:p text:style-name="P1">}</text:p>
      <text:p text:style-name="P1">//---------------------------Rifle.java</text:p>
      <text:p text:style-name="P1"/>
      <text:p text:style-name="P1"/>
      <text:p text:style-name="P1">package lab2;</text:p>
      <text:p text:style-name="P1"/>
      <text:p text:style-name="P1">public class Rifle extends Firearm implements Fire{</text:p>
      <text:p text:style-name="P1"><text:s text:c="4"/>private int zoom;</text:p>
      <text:p text:style-name="P1"/>
      <text:p text:style-name="P1"><text:s text:c="2"/>//constructor implicit</text:p>
      <text:p text:style-name="P1"><text:s text:c="4"/>Rifle(){</text:p>
      <text:p text:style-name="P1"><text:s text:c="8"/>super();</text:p>
      <text:p text:style-name="P1"><text:s text:c="8"/>zoom=40;</text:p>
      <text:p text:style-name="P1"><text:s text:c="4"/>}</text:p>
      <text:p text:style-name="P1"><text:s/>//constructor cu parametri</text:p>
      <text:p text:style-name="P1"><text:s text:c="4"/>Rifle(String armName, float weight, int distance, int year, String state, int zoom){</text:p>
      <text:p text:style-name="P1"><text:s text:c="8"/>super(armName, weight, distance, year, state);</text:p>
      <text:p text:style-name="P1"><text:s text:c="8"/>this.zoom=zoom;</text:p>
      <text:p text:style-name="P1"><text:s text:c="4"/>}</text:p>
      <text:p text:style-name="P1">//============GETTERS=======</text:p>
      <text:p text:style-name="P1"><text:s text:c="4"/>public int getZoom() {return zoom;}</text:p>
      <text:p text:style-name="P1">//==========SETTERS========</text:p>
      <text:p text:style-name="P1"><text:s text:c="4"/>public void setZoom(int zoom){</text:p>
      <text:p text:style-name="P1"><text:s text:c="8"/>if(zoom&gt;1){this.zoom=zoom;}</text:p>
      <text:p text:style-name="P1"><text:s text:c="4"/>}</text:p>
      <text:p text:style-name="P1"><text:s text:c="4"/></text:p>
      <text:p text:style-name="P1"><text:s text:c="4"/>@Override</text:p>
      <text:p text:style-name="P1"><text:s text:c="4"/>public void printFireArm(){</text:p>
      <text:p text:style-name="P1"><text:s text:c="8"/>System.out.println("\nRifle characteristics");</text:p>
      <text:p text:style-name="P1"><text:s text:c="8"/>System.out.println("Name :" + armName);</text:p>
      <text:p text:style-name="P1"><text:s text:c="8"/>System.out.println("Weight: "+ weight);</text:p>
      <text:p text:style-name="P1"><text:s text:c="8"/>System.out.println("Distance: "+ distance);</text:p>
      <text:p text:style-name="P1"><text:s text:c="8"/>System.out.println("Year: "+ year);</text:p>
      <text:p text:style-name="P1"><text:s text:c="8"/>System.out.println("State: " + state);</text:p>
      <text:p text:style-name="P1"><text:s text:c="8"/>System.out.println("Binocular zoom: " + zoom);</text:p>
      <text:p text:style-name="P1"><text:s text:c="4"/>}</text:p>
      <text:p text:style-name="P1"><text:s text:c="4"/>public float probability(float rating, int viteza){</text:p>
      <text:p text:style-name="P1"><text:s text:c="8"/>System.out.println("Person with rating "+ rating+ <text:s/>" ,wind speed "+ viteza+"m/s and armName: "+armName);</text:p>
      <text:p text:style-name="P1"><text:s text:c="8"/>if(rating &lt; 0.5 &amp;&amp; viteza&gt;10){</text:p>
      <text:p text:style-name="P1"><text:s text:c="12"/>System.out.println("We need a Sniper sir");</text:p>
      <text:p text:style-name="P1"><text:soft-page-break/><text:s text:c="12"/>return (float) 0.3;</text:p>
      <text:p text:style-name="P1"><text:s text:c="8"/>}</text:p>
      <text:p text:style-name="P1"><text:s text:c="8"/>if(rating &lt; 0.5 &amp;&amp; viteza&lt;10){</text:p>
      <text:p text:style-name="P1"><text:s text:c="12"/>System.out.println("We need a Shotgun sir");</text:p>
      <text:p text:style-name="P1"><text:s text:c="12"/>return (float) 0.4;</text:p>
      <text:p text:style-name="P1"><text:s text:c="8"/>}</text:p>
      <text:p text:style-name="P1"><text:s text:c="12"/>System.out.println("We need any weapon sir");</text:p>
      <text:p text:style-name="P1"><text:s text:c="8"/>return (float) 0.8;</text:p>
      <text:p text:style-name="P1"><text:s text:c="4"/>}</text:p>
      <text:p text:style-name="P1"><text:s text:c="4"/>@Override</text:p>
      <text:p text:style-name="P1"><text:s text:c="4"/>public void creedo(){</text:p>
      <text:p text:style-name="P1"><text:s text:c="8"/>System.out.println("My Rifle is my best friend. It is my life. I must "</text:p>
      <text:p text:style-name="P1"><text:s text:c="16"/>+ "master it as I must master my life. My rifle, without me, is"</text:p>
      <text:p text:style-name="P1"><text:s text:c="16"/>+ " useless. Without my rifle, I am useless. ");</text:p>
      <text:p text:style-name="P1"><text:s text:c="4"/>}</text:p>
      <text:p text:style-name="P1"/>
      <text:p text:style-name="P1"><text:s text:c="4"/>@Override</text:p>
      <text:p text:style-name="P1"><text:s text:c="4"/>public void zeros(Firearm arm) {</text:p>
      <text:p text:style-name="P1"><text:s text:c="8"/>System.out.println("Starea si distanta armei a fost modificata");</text:p>
      <text:p text:style-name="P1"><text:s text:c="8"/>arm.setState("incarcat");</text:p>
      <text:p text:style-name="P1"><text:s text:c="8"/>arm.setDistance(220);</text:p>
      <text:p text:style-name="P1"><text:s text:c="4"/>}</text:p>
      <text:p text:style-name="P1"/>
      <text:p text:style-name="P1"><text:s text:c="4"/>@Override</text:p>
      <text:p text:style-name="P1"><text:s text:c="4"/>public void removeDistance(Firearm arm) {</text:p>
      <text:p text:style-name="P1"><text:s text:c="8"/>System.out.println("Distanta zborului este scazuta cu 20m");</text:p>
      <text:p text:style-name="P1"><text:s text:c="8"/>arm.setDistance(arm.getDistance()-20 );</text:p>
      <text:p text:style-name="P1"><text:s text:c="4"/>}</text:p>
      <text:p text:style-name="P1"/>
      <text:p text:style-name="P1"><text:s text:c="4"/>@Override</text:p>
      <text:p text:style-name="P1"><text:s text:c="4"/>public void removeName(Firearm arm) {</text:p>
      <text:p text:style-name="P1"><text:s text:c="8"/>System.out.println("Numele armei este sters");</text:p>
      <text:p text:style-name="P1"><text:s text:c="7"/>arm.setArmName("");</text:p>
      <text:p text:style-name="P1"><text:s text:c="4"/>}</text:p>
      <text:p text:style-name="P1"><text:s text:c="4"/></text:p>
      <text:p text:style-name="P1">}</text:p>
      <text:p text:style-name="P1">//----------------------Shotgun.java</text:p>
      <text:p text:style-name="P1"/>
      <text:p text:style-name="P1">package lab2;</text:p>
      <text:p text:style-name="P1">import java.util.Random;</text:p>
      <text:p text:style-name="P1"/>
      <text:p text:style-name="P1">public class Shotgun extends Firearm implements Shoot{</text:p>
      <text:p text:style-name="P1"><text:s text:c="4"/>private int aliceNum;</text:p>
      <text:p text:style-name="P1">//constructor implicit</text:p>
      <text:p text:style-name="P1"><text:s text:c="4"/>Shotgun(){</text:p>
      <text:p text:style-name="P1"><text:s text:c="8"/>super();</text:p>
      <text:p text:style-name="P1"><text:s text:c="8"/>aliceNum=40;</text:p>
      <text:p text:style-name="P1"><text:s text:c="4"/>}</text:p>
      <text:p text:style-name="P1"><text:s/>//constructor cu parametri</text:p>
      <text:p text:style-name="P1"><text:s text:c="4"/>Shotgun(String armName, float weight, int distance, int year, String state, int alice){</text:p>
      <text:p text:style-name="P1"><text:s text:c="8"/>super(armName, weight, distance, year, state);</text:p>
      <text:p text:style-name="P1"><text:s text:c="8"/>this.aliceNum=alice;</text:p>
      <text:p text:style-name="P1"><text:soft-page-break/><text:s text:c="4"/>}</text:p>
      <text:p text:style-name="P1"/>
      <text:p text:style-name="P1"><text:s text:c="4"/>public int getAliceNum() {</text:p>
      <text:p text:style-name="P1"><text:s text:c="8"/>return aliceNum;</text:p>
      <text:p text:style-name="P1"><text:s text:c="4"/>}</text:p>
      <text:p text:style-name="P1"/>
      <text:p text:style-name="P1"><text:s text:c="4"/>public void setAliceNum(int aliceNum) {</text:p>
      <text:p text:style-name="P1"><text:s text:c="8"/>if(aliceNum&gt;0){</text:p>
      <text:p text:style-name="P1"><text:s text:c="11"/>this.aliceNum = aliceNum;</text:p>
      <text:p text:style-name="P1"><text:s text:c="8"/>}</text:p>
      <text:p text:style-name="P1"><text:s text:c="4"/>}</text:p>
      <text:p text:style-name="P1"><text:s text:c="4"/>@Override</text:p>
      <text:p text:style-name="P1"><text:s text:c="4"/>public void printFireArm(){</text:p>
      <text:p text:style-name="P1"><text:s text:c="8"/>System.out.println("\nShotgun characteristics");</text:p>
      <text:p text:style-name="P1"><text:s text:c="8"/>System.out.println("Name :" + armName);</text:p>
      <text:p text:style-name="P1"><text:s text:c="8"/>System.out.println("Weight: "+ weight);</text:p>
      <text:p text:style-name="P1"><text:s text:c="8"/>System.out.println("Distance: "+ distance);</text:p>
      <text:p text:style-name="P1"><text:s text:c="8"/>System.out.println("Year: "+ year);</text:p>
      <text:p text:style-name="P1"><text:s text:c="8"/>System.out.println("State: " + state);</text:p>
      <text:p text:style-name="P1"><text:s text:c="8"/>System.out.println("Numarul de alice: " + aliceNum);</text:p>
      <text:p text:style-name="P1"><text:s text:c="4"/>}</text:p>
      <text:p text:style-name="P1"><text:s text:c="3"/>public void discover (Firearm arm){</text:p>
      <text:p text:style-name="P1"><text:s text:c="7"/>System.out.println("You were discovered!!!!!!");</text:p>
      <text:p text:style-name="P1"><text:s text:c="7"/>if(arm.getState().equals("incarcat")){</text:p>
      <text:p text:style-name="P1"><text:s text:c="11"/>System.out.println("Woww, you wanted to kill me!!!");</text:p>
      <text:p text:style-name="P1"><text:s text:c="7"/>}</text:p>
      <text:p text:style-name="P1"><text:s text:c="7"/>if(arm instanceof Shotgun){</text:p>
      <text:p text:style-name="P1"><text:s text:c="11"/>System.out.println("This one of ours");</text:p>
      <text:p text:style-name="P1"><text:s text:c="11"/></text:p>
      <text:p text:style-name="P1"><text:s text:c="7"/>}</text:p>
      <text:p text:style-name="P1"><text:s text:c="7"/>if(arm instanceof Rifle){</text:p>
      <text:p text:style-name="P1"><text:s text:c="11"/>System.out.println("Here is a man with a Rifle");</text:p>
      <text:p text:style-name="P1"><text:s text:c="11"/>((Rifle)arm).setState("descarcat");</text:p>
      <text:p text:style-name="P1"><text:s text:c="7"/>}</text:p>
      <text:p text:style-name="P1"><text:s text:c="7"/>if(arm instanceof MachineGun){</text:p>
      <text:p text:style-name="P1"><text:s text:c="11"/>System.out.println("Here is a man with a MachineGun");</text:p>
      <text:p text:style-name="P1"><text:s text:c="11"/>((MachineGun)arm).setState("descarcat");</text:p>
      <text:p text:style-name="P1"><text:s text:c="7"/>}</text:p>
      <text:p text:style-name="P1"><text:s text:c="7"/>if(arm instanceof SubMachine){</text:p>
      <text:p text:style-name="P1"><text:s text:c="11"/>System.out.println("Here is a man with a MachineGun");</text:p>
      <text:p text:style-name="P1"><text:s text:c="11"/>((SubMachine)arm).setState("descarcat");</text:p>
      <text:p text:style-name="P1"><text:s text:c="7"/>} <text:s text:c="5"/></text:p>
      <text:p text:style-name="P1"><text:s text:c="3"/>}</text:p>
      <text:p text:style-name="P1"><text:s text:c="2"/></text:p>
      <text:p text:style-name="P1"><text:s text:c="5"/>@Override</text:p>
      <text:p text:style-name="P1"><text:s text:c="4"/>public void creedo() {</text:p>
      <text:p text:style-name="P1"><text:s text:c="9"/>System.out.println("My Shotgun is my best friend. It is my life.");</text:p>
      <text:p text:style-name="P1"><text:s text:c="4"/>}</text:p>
      <text:p text:style-name="P1"><text:s text:c="4"/>@Override</text:p>
      <text:p text:style-name="P1"><text:s text:c="4"/>public void neutralization(Firearm arm) {</text:p>
      <text:p text:style-name="P1"><text:s text:c="8"/>System.out.println("This one can't shoot");</text:p>
      <text:p text:style-name="P1"><text:s text:c="8"/>arm.setDistance(0);</text:p>
      <text:p text:style-name="P1"><text:soft-page-break/><text:s text:c="4"/>}</text:p>
      <text:p text:style-name="P1"/>
      <text:p text:style-name="P1"><text:s text:c="3"/></text:p>
      <text:p text:style-name="P1"><text:s text:c="4"/>@Override</text:p>
      <text:p text:style-name="P1"><text:s text:c="4"/>public void soundEffect() {</text:p>
      <text:p text:style-name="P1"><text:s text:c="8"/>System.out.print("Sound: <text:s/>");</text:p>
      <text:p text:style-name="P1"><text:s text:c="8"/>Random rand = new Random();</text:p>
      <text:p text:style-name="P1"><text:s text:c="8"/>int r = rand.nextInt(3);</text:p>
      <text:p text:style-name="P1"><text:s text:c="8"/>if(r==0){System.out.print("BOOM!!! ");}</text:p>
      <text:p text:style-name="P1"><text:s text:c="8"/>else if(r==1){System.out.print("BOOM BOOM!! ");} else {</text:p>
      <text:p text:style-name="P1"><text:s text:c="12"/>System.out.print("BADABOOM! ");</text:p>
      <text:p text:style-name="P1"><text:s text:c="8"/>}</text:p>
      <text:p text:style-name="P1"><text:s text:c="4"/>}</text:p>
      <text:p text:style-name="P1">}</text:p>
      <text:p text:style-name="P1">//-----------------------------MachineGun.java</text:p>
      <text:p text:style-name="P1"/>
      <text:p text:style-name="P1">package lab2;</text:p>
      <text:p text:style-name="P1"/>
      <text:p text:style-name="P1"/>
      <text:p text:style-name="P1">public class MachineGun extends Firearm{</text:p>
      <text:p text:style-name="P1"><text:s text:c="4"/>private int bullets;</text:p>
      <text:p text:style-name="P1"><text:s text:c="4"/>//constructor implicit</text:p>
      <text:p text:style-name="P1"><text:s text:c="4"/>MachineGun(){</text:p>
      <text:p text:style-name="P1"><text:s text:c="8"/>super();</text:p>
      <text:p text:style-name="P1"><text:s text:c="8"/>bullets=9;</text:p>
      <text:p text:style-name="P1"><text:s text:c="4"/>}</text:p>
      <text:p text:style-name="P1"><text:s/>//constructor cu parametri</text:p>
      <text:p text:style-name="P1"><text:s text:c="4"/>MachineGun(String armName, float weight, int distance, int year, String state, int bullets){</text:p>
      <text:p text:style-name="P1"><text:s text:c="8"/>super(armName, weight, distance, year, state);</text:p>
      <text:p text:style-name="P1"><text:s text:c="8"/>this.bullets=bullets;</text:p>
      <text:p text:style-name="P1"><text:s text:c="4"/>}</text:p>
      <text:p text:style-name="P1"/>
      <text:p text:style-name="P1"><text:s text:c="4"/>public int getBullets() {</text:p>
      <text:p text:style-name="P1"><text:s text:c="8"/>return bullets;</text:p>
      <text:p text:style-name="P1"><text:s text:c="4"/>}</text:p>
      <text:p text:style-name="P1"/>
      <text:p text:style-name="P1"><text:s text:c="4"/>public void setBullets(int bullets) {</text:p>
      <text:p text:style-name="P1"><text:s text:c="8"/>if(bullets&gt;0){</text:p>
      <text:p text:style-name="P1"><text:s text:c="11"/>this.bullets = bullets;</text:p>
      <text:p text:style-name="P1"><text:s text:c="8"/>}</text:p>
      <text:p text:style-name="P1"><text:s text:c="4"/>}</text:p>
      <text:p text:style-name="P1"><text:s text:c="4"/>@Override</text:p>
      <text:p text:style-name="P1"><text:s text:c="4"/>public void printFireArm(){</text:p>
      <text:p text:style-name="P1"><text:s text:c="8"/>System.out.println("\nMachineGun characteristics");</text:p>
      <text:p text:style-name="P1"><text:s text:c="8"/>System.out.println("Name :" + armName);</text:p>
      <text:p text:style-name="P1"><text:s text:c="8"/>System.out.println("Weight: "+ weight);</text:p>
      <text:p text:style-name="P1"><text:s text:c="8"/>System.out.println("Distance: "+ distance);</text:p>
      <text:p text:style-name="P1"><text:s text:c="8"/>System.out.println("Year: "+ year);</text:p>
      <text:p text:style-name="P1"><text:s text:c="8"/>System.out.println("State: " + state);</text:p>
      <text:p text:style-name="P1"><text:s text:c="8"/>System.out.println("Numarul de gloante: " + bullets);</text:p>
      <text:p text:style-name="P1"><text:s text:c="4"/>}</text:p>
      <text:p text:style-name="P1"/>
      <text:p text:style-name="P1"><text:soft-page-break/><text:s text:c="8"/>public void reincarcare(Firearm arm1, Firearm arm2){</text:p>
      <text:p text:style-name="P1"><text:s text:c="12"/>arm1.setState("incarcat");</text:p>
      <text:p text:style-name="P1"><text:s text:c="12"/>arm2.setState("incarcat");</text:p>
      <text:p text:style-name="P1"><text:s text:c="12"/>System.out.println("Recharged!");</text:p>
      <text:p text:style-name="P1"><text:s text:c="11"/></text:p>
      <text:p text:style-name="P1"><text:s text:c="4"/>}</text:p>
      <text:p text:style-name="P1"><text:s/></text:p>
      <text:p text:style-name="P1"><text:s text:c="4"/>@Override</text:p>
      <text:p text:style-name="P1"><text:s text:c="4"/>public void creedo() {</text:p>
      <text:p text:style-name="P1"><text:s text:c="11"/>System.out.println("My MachineGun is my best friend. It is my life.");</text:p>
      <text:p text:style-name="P1"><text:s text:c="4"/>}</text:p>
      <text:p text:style-name="P1"><text:s text:c="4"/></text:p>
      <text:p text:style-name="P1">}</text:p>
      <text:p text:style-name="P1">//-------------------------------SubMachine.java</text:p>
      <text:p text:style-name="P1"/>
      <text:p text:style-name="P1">package lab2;</text:p>
      <text:p text:style-name="P1"/>
      <text:p text:style-name="P1"/>
      <text:p text:style-name="P1">public class SubMachine extends Firearm {</text:p>
      <text:p text:style-name="P1"><text:s text:c="4"/>private float soundVolume ;</text:p>
      <text:p text:style-name="P1"><text:s text:c="4"/>private int ID;</text:p>
      <text:p text:style-name="P1">//constructor implicit</text:p>
      <text:p text:style-name="P1"><text:s text:c="4"/>SubMachine(){</text:p>
      <text:p text:style-name="P1"><text:s text:c="8"/>super();</text:p>
      <text:p text:style-name="P1"><text:s text:c="8"/>ID=3953;</text:p>
      <text:p text:style-name="P1"><text:s text:c="4"/>}</text:p>
      <text:p text:style-name="P1"><text:s/>//constructor cu parametri</text:p>
      <text:p text:style-name="P1"><text:s text:c="4"/>SubMachine(String armName, float weight, int distance, int year, String state, int ID){</text:p>
      <text:p text:style-name="P1"><text:s text:c="8"/>super(armName, weight, distance, year, state);</text:p>
      <text:p text:style-name="P1"><text:s text:c="8"/>this.ID=ID;</text:p>
      <text:p text:style-name="P1"><text:s text:c="4"/>}</text:p>
      <text:p text:style-name="P1"><text:s text:c="4"/>public float getSoundVolume() {</text:p>
      <text:p text:style-name="P1"><text:s text:c="8"/>return soundVolume;</text:p>
      <text:p text:style-name="P1"><text:s text:c="4"/>}</text:p>
      <text:p text:style-name="P1"><text:s text:c="4"/>public int getID() {</text:p>
      <text:p text:style-name="P1"><text:s text:c="8"/>return ID;</text:p>
      <text:p text:style-name="P1"><text:s text:c="4"/>}</text:p>
      <text:p text:style-name="P1"><text:s text:c="4"/>public void setSoundVolume(float soundVolume) {</text:p>
      <text:p text:style-name="P1"><text:s text:c="8"/>if(soundVolume != this.soundVolume)</text:p>
      <text:p text:style-name="P1"><text:s text:c="8"/>this.soundVolume = soundVolume;</text:p>
      <text:p text:style-name="P1"><text:s text:c="4"/>}</text:p>
      <text:p text:style-name="P1"/>
      <text:p text:style-name="P1"><text:s text:c="4"/>public void setID(int ID) {</text:p>
      <text:p text:style-name="P1"><text:s text:c="8"/>if(ID!= this.ID)</text:p>
      <text:p text:style-name="P1"><text:s text:c="8"/>this.ID = ID;</text:p>
      <text:p text:style-name="P1"><text:s text:c="4"/>}</text:p>
      <text:p text:style-name="P1"><text:s text:c="4"/></text:p>
      <text:p text:style-name="P1"><text:s text:c="4"/>@Override</text:p>
      <text:p text:style-name="P1"><text:s text:c="4"/>public void printFireArm(){</text:p>
      <text:p text:style-name="P1"><text:s text:c="8"/>System.out.println("\nSubMachine characteristics");</text:p>
      <text:p text:style-name="P1"><text:s text:c="8"/>System.out.println("Name :" + armName);</text:p>
      <text:p text:style-name="P1"><text:s text:c="8"/>System.out.println("Weight: "+ weight);</text:p>
      <text:p text:style-name="P1"><text:soft-page-break/><text:s text:c="8"/>System.out.println("Distance: "+ distance);</text:p>
      <text:p text:style-name="P1"><text:s text:c="8"/>System.out.println("Year: "+ year);</text:p>
      <text:p text:style-name="P1"><text:s text:c="8"/>System.out.println("State: " + state);</text:p>
      <text:p text:style-name="P1"><text:s text:c="8"/>System.out.println("Sound Volume: " + soundVolume);</text:p>
      <text:p text:style-name="P1"><text:s text:c="8"/>System.out.println("Arm ID: " + ID);</text:p>
      <text:p text:style-name="P1"><text:s text:c="4"/>}</text:p>
      <text:p text:style-name="P1"><text:s/></text:p>
      <text:p text:style-name="P1"><text:s text:c="4"/>@Override</text:p>
      <text:p text:style-name="P1"><text:s text:c="4"/>public void creedo() {</text:p>
      <text:p text:style-name="P1"><text:s text:c="12"/>System.out.println("My SubMachine is my life.");</text:p>
      <text:p text:style-name="P1"><text:s text:c="4"/>}}</text:p>
      <text:p text:style-name="P1"/>
      <text:p text:style-name="P1"><text:bookmark-start text:name="__DdeLink__553_1207378826"/>//------------------------Fire.java<text:bookmark-end text:name="__DdeLink__553_1207378826"/></text:p>
      <text:p text:style-name="P1"/>
      <text:p text:style-name="P1">package lab2;</text:p>
      <text:p text:style-name="P1"/>
      <text:p text:style-name="P1">public interface Fire {</text:p>
      <text:p text:style-name="P1"><text:s text:c="4"/>public void zeros(Firearm arm);</text:p>
      <text:p text:style-name="P1"><text:s text:c="4"/>public void removeDistance(Firearm arm);</text:p>
      <text:p text:style-name="P1"><text:s text:c="4"/>public void removeName(Firearm arm);</text:p>
      <text:p text:style-name="P1">}</text:p>
      <text:p text:style-name="P1">//------------------------Shoot.java</text:p>
      <text:p text:style-name="P1">package lab2;</text:p>
      <text:p text:style-name="P1"/>
      <text:p text:style-name="P1">public interface Shoot {</text:p>
      <text:p text:style-name="P1"><text:s text:c="4"/>public void neutralization(Firearm arm);</text:p>
      <text:p text:style-name="P1"><text:s text:c="4"/>public void soundEffect();</text:p>
      <text:p text:style-name="P1">}</text:p>
      <text:p text:style-name="P1"/>
      <text:p text:style-name="P4">Rezultatul rularii programului</text:p>
      <text:p text:style-name="P1"/>
      <text:section text:style-name="Sect1" text:name="Sect1">
        <text:p text:style-name="P1">Rifle characteristics</text:p>
        <text:p text:style-name="P1">Name :SVD</text:p>
        <text:p text:style-name="P1">Weight: 1.4201918</text:p>
        <text:p text:style-name="P1">Distance: 910</text:p>
        <text:p text:style-name="P1">Year: 1872</text:p>
        <text:p text:style-name="P1">State: incarcat</text:p>
        <text:p text:style-name="P1">Binocular zoom: 40</text:p>
        <text:p text:style-name="P1"/>
        <text:p text:style-name="P1">Shotgun characteristics</text:p>
        <text:p text:style-name="P1">Name :RMB-93</text:p>
        <text:p text:style-name="P1">Weight: 1.558465</text:p>
        <text:p text:style-name="P1">Distance: 858</text:p>
        <text:p text:style-name="P1">Year: 1832</text:p>
        <text:p text:style-name="P1">State: incarcat</text:p>
        <text:p text:style-name="P1">Numarul de alice: 40</text:p>
        <text:p text:style-name="P1"/>
        <text:p text:style-name="P1">MachineGun characteristics</text:p>
        <text:p text:style-name="P1">Name :SVD</text:p>
        <text:p text:style-name="P1">Weight: 1.8562332</text:p>
        <text:p text:style-name="P1">Distance: 320</text:p>
        <text:p text:style-name="P1">Year: 1920</text:p>
        <text:p text:style-name="P1">State: descarcat</text:p>
        <text:p text:style-name="P1">Numarul de gloante: 9</text:p>
        <text:p text:style-name="P1"/>
        <text:p text:style-name="P1">SubMachine characteristics</text:p>
        <text:p text:style-name="P1">Name :Blaser R8</text:p>
        <text:p text:style-name="P1">Weight: 1.4008499</text:p>
        <text:p text:style-name="P1">Distance: 776</text:p>
        <text:p text:style-name="P1">Year: 1832</text:p>
        <text:p text:style-name="P1">State: incarcat</text:p>
        <text:p text:style-name="P1">Sound Volume: 0.0</text:p>
        <text:p text:style-name="P1">Arm ID: 3953</text:p>
        <text:p text:style-name="P1"/>
        <text:p text:style-name="P1">Rifle characteristics</text:p>
        <text:p text:style-name="P1">Name :Blaser R8</text:p>
        <text:p text:style-name="P1">Weight: 2.040544</text:p>
        <text:p text:style-name="P1">Distance: 274</text:p>
        <text:p text:style-name="P1">Year: 1838</text:p>
        <text:p text:style-name="P1">State: descarcat</text:p>
        <text:p text:style-name="P1">Binocular zoom: 40</text:p>
        <text:p text:style-name="P1"/>
        <text:p text:style-name="P1">Shotgun characteristics</text:p>
        <text:p text:style-name="P1">Name :SVD</text:p>
        <text:p text:style-name="P1">Weight: 1.9747732</text:p>
        <text:p text:style-name="P1">Distance: 480</text:p>
        <text:p text:style-name="P1">Year: 1828</text:p>
        <text:p text:style-name="P1">State: incarcat</text:p>
        <text:p text:style-name="P1">Numarul de alice: 40</text:p>
        <text:p text:style-name="P1"/>
        <text:p text:style-name="P1">MachineGun characteristics</text:p>
        <text:p text:style-name="P1">Name :Blaser R8</text:p>
        <text:p text:style-name="P1">Weight: 1.6921468</text:p>
        <text:p text:style-name="P1">Distance: 1452</text:p>
        <text:p text:style-name="P1">Year: 1821</text:p>
        <text:p text:style-name="P1">State: incarcat</text:p>
        <text:p text:style-name="P1">Numarul de gloante: 9</text:p>
        <text:p text:style-name="P1"/>
        <text:p text:style-name="P1">SubMachine characteristics</text:p>
        <text:p text:style-name="P1">Name :M16</text:p>
        <text:p text:style-name="P1">Weight: 2.1363008</text:p>
        <text:p text:style-name="P1">Distance: 1495</text:p>
        <text:p text:style-name="P1">Year: 1880</text:p>
        <text:p text:style-name="P1">State: incarcat</text:p>
        <text:p text:style-name="P1"><text:soft-page-break/>Sound Volume: 0.0</text:p>
        <text:p text:style-name="P1">Arm ID: 3953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Rifle characteristics</text:p>
        <text:p text:style-name="P1">Name :Blaser R8</text:p>
        <text:p text:style-name="P1">Weight: 1.677525</text:p>
        <text:p text:style-name="P1">Distance: 1196</text:p>
        <text:p text:style-name="P1">Year: 1916</text:p>
        <text:p text:style-name="P1">State: incarcat</text:p>
        <text:p text:style-name="P1">Binocular zoom: 40</text:p>
        <text:p text:style-name="P1"/>
        <text:p text:style-name="P1"/>
        <text:p text:style-name="P1"/>
        <text:p text:style-name="P1"/>
        <text:p text:style-name="P1"/>
        <text:p text:style-name="P1">Shotgun characteristics</text:p>
        <text:p text:style-name="P1">Name :AK-47</text:p>
        <text:p text:style-name="P1">Weight: 1.9726846</text:p>
        <text:p text:style-name="P1">Distance: 268</text:p>
        <text:p text:style-name="P1">Year: 1886</text:p>
        <text:p text:style-name="P1">State: descarcat</text:p>
        <text:p text:style-name="P1">Numarul de alice: 40</text:p>
        <text:p text:style-name="P1"/>
        <text:p text:style-name="P1"/>
        <text:p text:style-name="P1"/>
        <text:p text:style-name="P1"/>
        <text:p text:style-name="P1"/>
        <text:p text:style-name="P1">MachineGun characteristics</text:p>
        <text:p text:style-name="P1">Name :Benelli M3</text:p>
        <text:p text:style-name="P1">Weight: 2.0018497</text:p>
        <text:p text:style-name="P1">Distance: 210</text:p>
        <text:p text:style-name="P1">Year: 1931</text:p>
        <text:p text:style-name="P1">State: incarcat</text:p>
        <text:p text:style-name="P1">Numarul de gloante: 9</text:p>
        <text:p text:style-name="P1"/>
        <text:p text:style-name="P1"/>
        <text:p text:style-name="P1"/>
        <text:p text:style-name="P1"/>
      </text:section>
      <text:section text:style-name="Sect2" text:name="Sect2">
        <text:p text:style-name="P1">SubMachine characteristics</text:p>
        <text:p text:style-name="P1">Name :AK-47</text:p>
        <text:p text:style-name="P1">Weight: 1.8804803</text:p>
        <text:p text:style-name="P1">Distance: 326</text:p>
        <text:p text:style-name="P1">Year: 1925</text:p>
        <text:p text:style-name="P1">State: incarcat</text:p>
        <text:p text:style-name="P1">Sound Volume: 0.0</text:p>
        <text:p text:style-name="P1">Arm ID: 3953</text:p>
        <text:p text:style-name="P1"/>
        <text:p text:style-name="P1">Sound: <text:s/>BOOM BOOM!! Sound: <text:s/>BADABOOM! Sound: <text:s/>BADABOOM! You were discovered!!!!!!</text:p>
        <text:p text:style-name="P1">Woww, you wanted to kill me!!!</text:p>
        <text:p text:style-name="P1">Here is a man with a Rifle</text:p>
        <text:p text:style-name="P1">You were discovered!!!!!!</text:p>
        <text:p text:style-name="P1">Here is a man with a Rifle</text:p>
        <text:p text:style-name="P1">You were discovered!!!!!!</text:p>
        <text:p text:style-name="P1">Woww, you wanted to kill me!!!</text:p>
        <text:p text:style-name="P1">Here is a man with a MachineGun</text:p>
        <text:p text:style-name="P1"/>
        <text:p text:style-name="P1">Rifle characteristics</text:p>
        <text:p text:style-name="P1">Name :SVD</text:p>
        <text:p text:style-name="P1">Weight: 1.4201918</text:p>
        <text:p text:style-name="P1">Distance: 910</text:p>
        <text:p text:style-name="P1">Year: 1872</text:p>
        <text:p text:style-name="P1">State: incarcat</text:p>
        <text:p text:style-name="P1">Binocular zoom: 40</text:p>
        <text:p text:style-name="P5">Recharged!</text:p>
        <text:p text:style-name="P5"/>
      </text:section>
      <text:section text:style-name="Sect3" text:name="Sect3">
        <text:p text:style-name="P1">Distanta zborului este scazuta cu 20m</text:p>
        <text:p text:style-name="P1">This one can't shoot</text:p>
        <text:p text:style-name="P1">Numele armei este sters</text:p>
        <text:p text:style-name="P1">Starea si distanta armei a fost modificata</text:p>
        <text:p text:style-name="P1">Distanta zborului este scazuta cu 20m</text:p>
        <text:p text:style-name="P1">This one can't shoot</text:p>
        <text:p text:style-name="P1">Numele armei este sters</text:p>
        <text:p text:style-name="P1">Starea si distanta armei a fost modificata</text:p>
        <text:p text:style-name="P1">Distanta zborului este scazuta cu 20m</text:p>
        <text:p text:style-name="P1">This one can't shoot</text:p>
        <text:p text:style-name="P1">Numele armei este sters</text:p>
        <text:p text:style-name="P1">Starea si distanta armei a fost modificata</text:p>
        <text:p text:style-name="P1">Distanta zborului este scazuta cu 20m</text:p>
        <text:p text:style-name="P1">This one can't shoot</text:p>
        <text:p text:style-name="P1">Numele armei este sters</text:p>
        <text:p text:style-name="P1">Starea si distanta armei a fost modificata</text:p>
        <text:p text:style-name="P1">Distanta zborului este scazuta cu 20m</text:p>
        <text:p text:style-name="P1">This one can't shoot</text:p>
        <text:p text:style-name="P1"><text:soft-page-break/>Numele armei este sters</text:p>
        <text:p text:style-name="P1">Starea si distanta armei a fost modificata</text:p>
        <text:p text:style-name="P5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draw:marker draw:name="a52" svg:viewBox="0 0 20 30" svg:d="M10 0l-10 30h20z"/>
    <draw:marker draw:name="a54" svg:viewBox="0 0 20 30" svg:d="M10 0l-10 30h20z"/>
    <draw:marker draw:name="a56" svg:viewBox="0 0 20 30" svg:d="M10 0l-10 30h20z"/>
    <draw:marker draw:name="a58" svg:viewBox="0 0 20 30" svg:d="M10 0l-10 30h20z"/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" style:family="paragraph">
      <style:paragraph-properties fo:hyphenation-ladder-count="no-limit"/>
      <style:text-properties style:font-name-asian="Noto Sans" style:font-family-asian="'Noto Sans'" style:font-family-generic-asian="roman" style:font-pitch-asian="variable" style:font-name-complex="Noto Sans" style:font-family-complex="'Noto Sans'" style:font-family-generic-complex="roman" style:font-pitch-complex="variable" fo:hyphenate="false" loext:hyphenation-no-caps="false"/>
    </style:style>
    <style:style style:name="Object_20_without_20_fill" style:display-name="Object without fill" style:family="paragraph" style:parent-style-name="Default">
      <style:paragraph-properties fo:hyphenation-ladder-count="no-limit"/>
      <style:text-properties fo:hyphenate="false" loext:hyphenation-no-caps="false"/>
    </style:style>
    <style:style style:name="Object_20_with_20_no_20_fill_20_and_20_no_20_line" style:display-name="Object with no fill and no line" style:family="paragraph" style:parent-style-name="Default">
      <style:paragraph-properties fo:hyphenation-ladder-count="no-limit"/>
      <style:text-properties fo:hyphenate="false" loext:hyphenation-no-caps="false"/>
    </style:style>
    <style:style style:name="A4" style:family="paragraph" style:parent-style-name="Text">
      <style:paragraph-properties fo:hyphenation-ladder-count="no-limit"/>
      <style:text-properties style:font-name="Noto Sans" fo:font-family="'Noto Sans'" style:font-family-generic="roman" style:font-pitch="variable" fo:font-size="18pt" style:font-name-asian="Noto Sans" style:font-family-asian="'Noto Sans'" style:font-family-generic-asian="roman" style:font-pitch-asian="variable" style:font-size-asian="18pt" style:font-name-complex="Noto Sans" style:font-family-complex="'Noto Sans'" style:font-family-generic-complex="roman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Название_20_объекта" style:class="extra">
      <style:paragraph-properties fo:hyphenation-ladder-count="no-limit"/>
      <style:text-properties fo:hyphenate="false" loext:hyphenation-no-caps="false"/>
    </style:style>
    <style:style style:name="Title_20_A4" style:display-name="Title A4" style:family="paragraph" style:parent-style-name="A4">
      <style:paragraph-properties fo:hyphenation-ladder-count="no-limit"/>
      <style:text-properties fo:font-size="43.5pt" style:font-size-asian="43.5pt" fo:hyphenate="false" loext:hyphenation-no-caps="false"/>
    </style:style>
    <style:style style:name="Heading_20_A4" style:display-name="Heading A4" style:family="paragraph" style:parent-style-name="A4">
      <style:paragraph-properties fo:hyphenation-ladder-count="no-limit"/>
      <style:text-properties fo:font-size="24pt" style:font-size-asian="24pt" fo:hyphenate="false" loext:hyphenation-no-caps="false"/>
    </style:style>
    <style:style style:name="Text_20_A4" style:display-name="Text A4" style:family="paragraph" style:parent-style-name="A4">
      <style:paragraph-properties fo:hyphenation-ladder-count="no-limit"/>
      <style:text-properties fo:hyphenate="false" loext:hyphenation-no-caps="false"/>
    </style:style>
    <style:style style:name="A0" style:family="paragraph" style:parent-style-name="Text">
      <style:paragraph-properties fo:hyphenation-ladder-count="no-limit"/>
      <style:text-properties style:font-name="Noto Sans" fo:font-family="'Noto Sans'" style:font-family-generic="roman" style:font-pitch="variable" fo:font-size="47.5pt" style:font-name-asian="Noto Sans" style:font-family-asian="'Noto Sans'" style:font-family-generic-asian="roman" style:font-pitch-asian="variable" style:font-size-asian="47.5pt" style:font-name-complex="Noto Sans" style:font-family-complex="'Noto Sans'" style:font-family-generic-complex="roman" style:font-pitch-complex="variable" fo:hyphenate="false" loext:hyphenation-no-caps="false"/>
    </style:style>
    <style:style style:name="Title_20_A0" style:display-name="Title A0" style:family="paragraph" style:parent-style-name="A0">
      <style:paragraph-properties fo:hyphenation-ladder-count="no-limit"/>
      <style:text-properties fo:font-size="95.5pt" style:font-size-asian="95.5pt" fo:hyphenate="false" loext:hyphenation-no-caps="false"/>
    </style:style>
    <style:style style:name="Heading_20_A0" style:display-name="Heading A0" style:family="paragraph" style:parent-style-name="A0">
      <style:paragraph-properties fo:hyphenation-ladder-count="no-limit"/>
      <style:text-properties fo:font-size="71.5pt" style:font-size-asian="71.5pt" fo:hyphenate="false" loext:hyphenation-no-caps="false"/>
    </style:style>
    <style:style style:name="Text_20_A0" style:display-name="Text A0" style:family="paragraph" style:parent-style-name="A0">
      <style:paragraph-properties fo:hyphenation-ladder-count="no-limit"/>
      <style:text-properties fo:hyphenate="false" loext:hyphenation-no-caps="false"/>
    </style:style>
    <style:style style:name="Graphic" style:family="paragraph">
      <style:paragraph-properties fo:hyphenation-ladder-count="no-limit"/>
      <style:text-properties style:font-name="Liberation Sans" fo:font-family="'Liberation Sans'" style:font-family-generic="roman" style:font-pitch="variable" fo:font-size="18pt" style:font-name-asian="Noto Sans" style:font-family-asian="'Noto Sans'" style:font-family-generic-asian="roman" style:font-pitch-asian="variable" style:font-size-asian="18pt" style:font-name-complex="Noto Sans" style:font-family-complex="'Noto Sans'" style:font-family-generic-complex="roman" style:font-pitch-complex="variable" fo:hyphenate="false" loext:hyphenation-no-caps="false"/>
    </style:style>
    <style:style style:name="Shapes" style:family="paragraph" style:parent-style-name="Graphic">
      <style:paragraph-properties fo:hyphenation-ladder-count="no-limit"/>
      <style:text-properties fo:font-size="14pt" fo:font-weight="bold" style:font-name-asian="Liberation Sans" style:font-family-asian="'Liberation Sans'" style:font-family-generic-asian="roman" style:font-pitch-asian="variable" style:font-size-asian="14pt" style:font-weight-asian="bold" style:font-name-complex="Liberation Sans" style:font-family-complex="'Liberation Sans'" style:font-family-generic-complex="roman" style:font-pitch-complex="variable" fo:hyphenate="false" loext:hyphenation-no-caps="false"/>
    </style:style>
    <style:style style:name="Filled" style:family="paragraph" style:parent-style-name="Shapes">
      <style:paragraph-properties fo:hyphenation-ladder-count="no-limit"/>
      <style:text-properties fo:hyphenate="false" loext:hyphenation-no-caps="false"/>
    </style:style>
    <style:style style:name="Filled_20_Blue" style:display-name="Filled Blue" style:family="paragraph" style:parent-style-name="Filled">
      <style:paragraph-properties fo:hyphenation-ladder-count="no-limit"/>
      <style:text-properties fo:color="#ffffff" loext:opacity="100%" fo:hyphenate="false" loext:hyphenation-no-caps="false"/>
    </style:style>
    <style:style style:name="Filled_20_Green" style:display-name="Filled Green" style:family="paragraph" style:parent-style-name="Filled">
      <style:paragraph-properties fo:hyphenation-ladder-count="no-limit"/>
      <style:text-properties fo:color="#ffffff" loext:opacity="100%" fo:hyphenate="false" loext:hyphenation-no-caps="false"/>
    </style:style>
    <style:style style:name="Filled_20_Red" style:display-name="Filled Red" style:family="paragraph" style:parent-style-name="Filled">
      <style:paragraph-properties fo:hyphenation-ladder-count="no-limit"/>
      <style:text-properties fo:color="#ffffff" loext:opacity="100%" fo:hyphenate="false" loext:hyphenation-no-caps="false"/>
    </style:style>
    <style:style style:name="Filled_20_Yellow" style:display-name="Filled Yellow" style:family="paragraph" style:parent-style-name="Filled">
      <style:paragraph-properties fo:hyphenation-ladder-count="no-limit"/>
      <style:text-properties fo:color="#ffffff" loext:opacity="100%" fo:hyphenate="false" loext:hyphenation-no-caps="false"/>
    </style:style>
    <style:style style:name="Outlined" style:family="paragraph" style:parent-style-name="Shapes">
      <style:paragraph-properties fo:hyphenation-ladder-count="no-limit"/>
      <style:text-properties fo:hyphenate="false" loext:hyphenation-no-caps="false"/>
    </style:style>
    <style:style style:name="Outlined_20_Blue" style:display-name="Outlined Blue" style:family="paragraph" style:parent-style-name="Outlined">
      <style:paragraph-properties fo:hyphenation-ladder-count="no-limit"/>
      <style:text-properties fo:color="#355269" loext:opacity="100%" fo:hyphenate="false" loext:hyphenation-no-caps="false"/>
    </style:style>
    <style:style style:name="Outlined_20_Green" style:display-name="Outlined Green" style:family="paragraph" style:parent-style-name="Outlined">
      <style:paragraph-properties fo:hyphenation-ladder-count="no-limit"/>
      <style:text-properties fo:color="#127622" loext:opacity="100%" fo:hyphenate="false" loext:hyphenation-no-caps="false"/>
    </style:style>
    <style:style style:name="Outlined_20_Red" style:display-name="Outlined Red" style:family="paragraph" style:parent-style-name="Outlined">
      <style:paragraph-properties fo:hyphenation-ladder-count="no-limit"/>
      <style:text-properties fo:color="#c9211e" loext:opacity="100%" fo:hyphenate="false" loext:hyphenation-no-caps="false"/>
    </style:style>
    <style:style style:name="Outlined_20_Yellow" style:display-name="Outlined Yellow" style:family="paragraph" style:parent-style-name="Outlined">
      <style:paragraph-properties fo:hyphenation-ladder-count="no-limit"/>
      <style:text-properties fo:color="#b47804" loext:opacity="100%" fo:hyphenate="false" loext:hyphenation-no-caps="false"/>
    </style:style>
    <style:style style:name="Lines" style:family="paragraph" style:parent-style-name="Graphic">
      <style:paragraph-properties fo:hyphenation-ladder-count="no-limit"/>
      <style:text-properties style:font-name-asian="Liberation Sans" style:font-family-asian="'Liberation Sans'" style:font-family-generic-asian="roman" style:font-pitch-asian="variable" style:font-name-complex="Liberation Sans" style:font-family-complex="'Liberation Sans'" style:font-family-generic-complex="roman" style:font-pitch-complex="variable" fo:hyphenate="false" loext:hyphenation-no-caps="false"/>
    </style:style>
    <style:style style:name="Arrow_20_Line" style:display-name="Arrow Line" style:family="paragraph" style:parent-style-name="Lines">
      <style:paragraph-properties fo:hyphenation-ladder-count="no-limit"/>
      <style:text-properties fo:hyphenate="false" loext:hyphenation-no-caps="false"/>
    </style:style>
    <style:style style:name="Dashed_20_Line" style:display-name="Dashed Line" style:family="paragraph" style:parent-style-name="Lines">
      <style:paragraph-properties fo:hyphenation-ladder-count="no-limit"/>
      <style:text-properties fo:hyphenate="false" loext:hyphenation-no-caps="false"/>
    </style:style>
    <style:style style:name="master-page54_7e_LT_7e_Gliederung_20_1" style:display-name="master-page54~LT~Gliederung 1" style:family="paragraph">
      <style:paragraph-properties fo:margin-top="0.1965in" fo:margin-bottom="0in" style:contextual-spacing="false" fo:hyphenation-ladder-count="no-limit"/>
      <style:text-properties style:font-name="Noto Sans Devanagari" fo:font-family="'Noto Sans Devanagari'" style:font-family-generic="roman" style:font-pitch="variable" fo:font-size="31.5pt" style:font-name-asian="Noto Sans" style:font-family-asian="'Noto Sans'" style:font-family-generic-asian="roman" style:font-pitch-asian="variable" style:font-size-asian="31.5pt" style:font-name-complex="Noto Sans" style:font-family-complex="'Noto Sans'" style:font-family-generic-complex="roman" style:font-pitch-complex="variable" fo:hyphenate="false" loext:hyphenation-no-caps="false"/>
    </style:style>
    <style:style style:name="master-page54_7e_LT_7e_Gliederung_20_2" style:display-name="master-page54~LT~Gliederung 2" style:family="paragraph" style:parent-style-name="master-page54_7e_LT_7e_Gliederung_20_1">
      <style:paragraph-properties fo:margin-top="0.1575in" fo:margin-bottom="0in" style:contextual-spacing="false" fo:hyphenation-ladder-count="no-limit"/>
      <style:text-properties fo:font-size="28pt" style:font-name-asian="Noto Sans Devanagari" style:font-family-asian="'Noto Sans Devanagari'" style:font-family-generic-asian="roman" style:font-pitch-asian="variable" style:font-size-asian="28pt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master-page54_7e_LT_7e_Gliederung_20_3" style:display-name="master-page54~LT~Gliederung 3" style:family="paragraph" style:parent-style-name="master-page54_7e_LT_7e_Gliederung_20_2">
      <style:paragraph-properties fo:margin-top="0.1181in" fo:margin-bottom="0in" style:contextual-spacing="false" fo:hyphenation-ladder-count="no-limit"/>
      <style:text-properties fo:font-size="24pt" style:font-size-asian="24pt" fo:hyphenate="false" loext:hyphenation-no-caps="false"/>
    </style:style>
    <style:style style:name="master-page54_7e_LT_7e_Gliederung_20_4" style:display-name="master-page54~LT~Gliederung 4" style:family="paragraph" style:parent-style-name="master-page54_7e_LT_7e_Gliederung_20_3">
      <style:paragraph-properties fo:margin-top="0.0783in" fo:margin-bottom="0in" style:contextual-spacing="false" fo:hyphenation-ladder-count="no-limit"/>
      <style:text-properties fo:font-size="20pt" style:font-size-asian="20pt" fo:hyphenate="false" loext:hyphenation-no-caps="false"/>
    </style:style>
    <style:style style:name="master-page54_7e_LT_7e_Gliederung_20_5" style:display-name="master-page54~LT~Gliederung 5" style:family="paragraph" style:parent-style-name="master-page54_7e_LT_7e_Gliederung_20_4">
      <style:paragraph-properties fo:margin-top="0.0398in" fo:margin-bottom="0in" style:contextual-spacing="false" fo:hyphenation-ladder-count="no-limit"/>
      <style:text-properties fo:hyphenate="false" loext:hyphenation-no-caps="false"/>
    </style:style>
    <style:style style:name="master-page54_7e_LT_7e_Gliederung_20_6" style:display-name="master-page54~LT~Gliederung 6" style:family="paragraph" style:parent-style-name="master-page54_7e_LT_7e_Gliederung_20_5">
      <style:paragraph-properties fo:hyphenation-ladder-count="no-limit"/>
      <style:text-properties fo:hyphenate="false" loext:hyphenation-no-caps="false"/>
    </style:style>
    <style:style style:name="master-page54_7e_LT_7e_Gliederung_20_7" style:display-name="master-page54~LT~Gliederung 7" style:family="paragraph" style:parent-style-name="master-page54_7e_LT_7e_Gliederung_20_6">
      <style:paragraph-properties fo:hyphenation-ladder-count="no-limit"/>
      <style:text-properties fo:hyphenate="false" loext:hyphenation-no-caps="false"/>
    </style:style>
    <style:style style:name="master-page54_7e_LT_7e_Gliederung_20_8" style:display-name="master-page54~LT~Gliederung 8" style:family="paragraph" style:parent-style-name="master-page54_7e_LT_7e_Gliederung_20_7">
      <style:paragraph-properties fo:hyphenation-ladder-count="no-limit"/>
      <style:text-properties fo:hyphenate="false" loext:hyphenation-no-caps="false"/>
    </style:style>
    <style:style style:name="master-page54_7e_LT_7e_Gliederung_20_9" style:display-name="master-page54~LT~Gliederung 9" style:family="paragraph" style:parent-style-name="master-page54_7e_LT_7e_Gliederung_20_8">
      <style:paragraph-properties fo:hyphenation-ladder-count="no-limit"/>
      <style:text-properties fo:hyphenate="false" loext:hyphenation-no-caps="false"/>
    </style:style>
    <style:style style:name="master-page54_7e_LT_7e_Titel" style:display-name="master-page54~LT~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44pt" style:font-name-asian="Noto Sans" style:font-family-asian="'Noto Sans'" style:font-family-generic-asian="roman" style:font-pitch-asian="variable" style:font-size-asian="44pt" style:font-name-complex="Noto Sans" style:font-family-complex="'Noto Sans'" style:font-family-generic-complex="roman" style:font-pitch-complex="variable" fo:hyphenate="false" loext:hyphenation-no-caps="false"/>
    </style:style>
    <style:style style:name="master-page54_7e_LT_7e_Untertitel" style:display-name="master-page54~LT~Unter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32pt" style:font-name-asian="Noto Sans" style:font-family-asian="'Noto Sans'" style:font-family-generic-asian="roman" style:font-pitch-asian="variable" style:font-size-asian="32pt" style:font-name-complex="Noto Sans" style:font-family-complex="'Noto Sans'" style:font-family-generic-complex="roman" style:font-pitch-complex="variable" fo:hyphenate="false" loext:hyphenation-no-caps="false"/>
    </style:style>
    <style:style style:name="master-page54_7e_LT_7e_Notizen" style:display-name="master-page54~LT~Notizen" style:family="paragraph">
      <style:paragraph-properties fo:margin-left="0.2362in" fo:margin-right="0in" fo:hyphenation-ladder-count="no-limit" fo:text-indent="-0.2362in" style:auto-text-indent="false">
        <style:tab-stops/>
      </style:paragraph-properties>
      <style:text-properties style:font-name="Noto Sans Devanagari" fo:font-family="'Noto Sans Devanagari'" style:font-family-generic="roman" style:font-pitch="variable" fo:font-size="20pt" style:font-name-asian="Noto Sans" style:font-family-asian="'Noto Sans'" style:font-family-generic-asian="roman" style:font-pitch-asian="variable" style:font-size-asian="20pt" style:font-name-complex="Noto Sans" style:font-family-complex="'Noto Sans'" style:font-family-generic-complex="roman" style:font-pitch-complex="variable" fo:hyphenate="false" loext:hyphenation-no-caps="false"/>
    </style:style>
    <style:style style:name="master-page54_7e_LT_7e_Hintergrundobjekte" style:display-name="master-page54~LT~Hintergrundobjekte" style:family="paragraph">
      <style:paragraph-properties fo:hyphenation-ladder-count="no-limit"/>
      <style:text-properties style:font-name-asian="Noto Sans" style:font-family-asian="'Noto Sans'" style:font-family-generic-asian="roman" style:font-pitch-asian="variable" style:font-name-complex="Noto Sans" style:font-family-complex="'Noto Sans'" style:font-family-generic-complex="roman" style:font-pitch-complex="variable" fo:hyphenate="false" loext:hyphenation-no-caps="false"/>
    </style:style>
    <style:style style:name="master-page54_7e_LT_7e_Hintergrund" style:display-name="master-page54~LT~Hintergrund" style:family="paragraph">
      <style:paragraph-properties fo:hyphenation-ladder-count="no-limit"/>
      <style:text-properties style:font-name-asian="Noto Sans" style:font-family-asian="'Noto Sans'" style:font-family-generic-asian="roman" style:font-pitch-asian="variable" style:font-name-complex="Noto Sans" style:font-family-complex="'Noto Sans'" style:font-family-generic-complex="roman" style:font-pitch-complex="variable" fo:hyphenate="false" loext:hyphenation-no-caps="false"/>
    </style:style>
    <style:style style:name="default" style:family="paragraph">
      <style:paragraph-properties style:line-height-at-least="0.139in" fo:hyphenation-ladder-count="no-limit"/>
      <style:text-properties style:font-name="Noto Sans Devanagari" fo:font-family="'Noto Sans Devanagari'" style:font-family-generic="roman" style:font-pitch="variable" fo:font-size="18pt" style:font-name-asian="Noto Sans" style:font-family-asian="'Noto Sans'" style:font-family-generic-asian="roman" style:font-pitch-asian="variable" style:font-size-asian="18pt" style:font-name-complex="Noto Sans" style:font-family-complex="'Noto Sans'" style:font-family-generic-complex="roman" style:font-pitch-complex="variable" fo:hyphenate="false" loext:hyphenation-no-caps="false"/>
    </style:style>
    <style:style style:name="gray1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gray2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gray3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bw1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bw2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bw3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orange1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orange2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orange3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turquoise1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turquoise2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turquoise3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blue1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blue2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blue3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sun1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sun2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sun3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earth1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earth2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earth3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green1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green2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green3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seetang1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seetang2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seetang3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lightblue1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lightblue2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lightblue3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yellow1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yellow2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yellow3" style:family="paragraph" style:parent-style-name="default">
      <style:paragraph-properties fo:hyphenation-ladder-count="no-limit"/>
      <style:text-properties style:font-name-asian="Noto Sans Devanagari" style:font-family-asian="'Noto Sans Devanagari'" style:font-family-generic-asian="roman" style:font-pitch-asian="variable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Background_20_objects" style:display-name="Background objects" style:family="paragraph">
      <style:paragraph-properties fo:hyphenation-ladder-count="no-limit"/>
      <style:text-properties style:font-name-asian="Noto Sans" style:font-family-asian="'Noto Sans'" style:font-family-generic-asian="roman" style:font-pitch-asian="variable" style:font-name-complex="Noto Sans" style:font-family-complex="'Noto Sans'" style:font-family-generic-complex="roman" style:font-pitch-complex="variable" fo:hyphenate="false" loext:hyphenation-no-caps="false"/>
    </style:style>
    <style:style style:name="Background" style:family="paragraph">
      <style:paragraph-properties fo:hyphenation-ladder-count="no-limit"/>
      <style:text-properties style:font-name-asian="Noto Sans" style:font-family-asian="'Noto Sans'" style:font-family-generic-asian="roman" style:font-pitch-asian="variable" style:font-name-complex="Noto Sans" style:font-family-complex="'Noto Sans'" style:font-family-generic-complex="roman" style:font-pitch-complex="variable" fo:hyphenate="false" loext:hyphenation-no-caps="false"/>
    </style:style>
    <style:style style:name="Notes" style:family="paragraph">
      <style:paragraph-properties fo:margin-left="0.2362in" fo:margin-right="0in" fo:hyphenation-ladder-count="no-limit" fo:text-indent="-0.2362in" style:auto-text-indent="false">
        <style:tab-stops/>
      </style:paragraph-properties>
      <style:text-properties style:font-name="Noto Sans Devanagari" fo:font-family="'Noto Sans Devanagari'" style:font-family-generic="roman" style:font-pitch="variable" fo:font-size="20pt" style:font-name-asian="Noto Sans" style:font-family-asian="'Noto Sans'" style:font-family-generic-asian="roman" style:font-pitch-asian="variable" style:font-size-asian="20pt" style:font-name-complex="Noto Sans" style:font-family-complex="'Noto Sans'" style:font-family-generic-complex="roman" style:font-pitch-complex="variable" fo:hyphenate="false" loext:hyphenation-no-caps="false"/>
    </style:style>
    <style:style style:name="Outline_20_1" style:display-name="Outline 1" style:family="paragraph">
      <style:paragraph-properties fo:margin-top="0.1965in" fo:margin-bottom="0in" style:contextual-spacing="false" fo:hyphenation-ladder-count="no-limit"/>
      <style:text-properties style:font-name="Noto Sans Devanagari" fo:font-family="'Noto Sans Devanagari'" style:font-family-generic="roman" style:font-pitch="variable" fo:font-size="31.5pt" style:font-name-asian="Noto Sans" style:font-family-asian="'Noto Sans'" style:font-family-generic-asian="roman" style:font-pitch-asian="variable" style:font-size-asian="31.5pt" style:font-name-complex="Noto Sans" style:font-family-complex="'Noto Sans'" style:font-family-generic-complex="roman" style:font-pitch-complex="variable" fo:hyphenate="false" loext:hyphenation-no-caps="false"/>
    </style:style>
    <style:style style:name="Outline_20_2" style:display-name="Outline 2" style:family="paragraph" style:parent-style-name="Outline_20_1">
      <style:paragraph-properties fo:margin-top="0.1575in" fo:margin-bottom="0in" style:contextual-spacing="false" fo:hyphenation-ladder-count="no-limit"/>
      <style:text-properties fo:font-size="28pt" style:font-name-asian="Noto Sans Devanagari" style:font-family-asian="'Noto Sans Devanagari'" style:font-family-generic-asian="roman" style:font-pitch-asian="variable" style:font-size-asian="28pt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Outline_20_3" style:display-name="Outline 3" style:family="paragraph" style:parent-style-name="Outline_20_2">
      <style:paragraph-properties fo:margin-top="0.1181in" fo:margin-bottom="0in" style:contextual-spacing="false" fo:hyphenation-ladder-count="no-limit"/>
      <style:text-properties fo:font-size="24pt" style:font-size-asian="24pt" fo:hyphenate="false" loext:hyphenation-no-caps="false"/>
    </style:style>
    <style:style style:name="Outline_20_4" style:display-name="Outline 4" style:family="paragraph" style:parent-style-name="Outline_20_3">
      <style:paragraph-properties fo:margin-top="0.0783in" fo:margin-bottom="0in" style:contextual-spacing="false" fo:hyphenation-ladder-count="no-limit"/>
      <style:text-properties fo:font-size="20pt" style:font-size-asian="20pt" fo:hyphenate="false" loext:hyphenation-no-caps="false"/>
    </style:style>
    <style:style style:name="Outline_20_5" style:display-name="Outline 5" style:family="paragraph" style:parent-style-name="Outline_20_4">
      <style:paragraph-properties fo:margin-top="0.0398in" fo:margin-bottom="0in" style:contextual-spacing="false" fo:hyphenation-ladder-count="no-limit"/>
      <style:text-properties fo:hyphenate="false" loext:hyphenation-no-caps="false"/>
    </style:style>
    <style:style style:name="Outline_20_6" style:display-name="Outline 6" style:family="paragraph" style:parent-style-name="Outline_20_5">
      <style:paragraph-properties fo:hyphenation-ladder-count="no-limit"/>
      <style:text-properties fo:hyphenate="false" loext:hyphenation-no-caps="false"/>
    </style:style>
    <style:style style:name="Outline_20_7" style:display-name="Outline 7" style:family="paragraph" style:parent-style-name="Outline_20_6">
      <style:paragraph-properties fo:hyphenation-ladder-count="no-limit"/>
      <style:text-properties fo:hyphenate="false" loext:hyphenation-no-caps="false"/>
    </style:style>
    <style:style style:name="Outline_20_8" style:display-name="Outline 8" style:family="paragraph" style:parent-style-name="Outline_20_7">
      <style:paragraph-properties fo:hyphenation-ladder-count="no-limit"/>
      <style:text-properties fo:hyphenate="false" loext:hyphenation-no-caps="false"/>
    </style:style>
    <style:style style:name="Outline_20_9" style:display-name="Outline 9" style:family="paragraph" style:parent-style-name="Outline_20_8">
      <style:paragraph-properties fo:hyphenation-ladder-count="no-limit"/>
      <style:text-properties fo:hyphenate="false" loext:hyphenation-no-caps="false"/>
    </style:style>
    <style:style style:name="master-page49_7e_LT_7e_Gliederung_20_1" style:display-name="master-page49~LT~Gliederung 1" style:family="paragraph">
      <style:paragraph-properties fo:margin-top="0.1965in" fo:margin-bottom="0in" style:contextual-spacing="false" fo:hyphenation-ladder-count="no-limit"/>
      <style:text-properties style:font-name="Noto Sans Devanagari" fo:font-family="'Noto Sans Devanagari'" style:font-family-generic="roman" style:font-pitch="variable" fo:font-size="31.5pt" style:font-name-asian="Noto Sans" style:font-family-asian="'Noto Sans'" style:font-family-generic-asian="roman" style:font-pitch-asian="variable" style:font-size-asian="31.5pt" style:font-name-complex="Noto Sans" style:font-family-complex="'Noto Sans'" style:font-family-generic-complex="roman" style:font-pitch-complex="variable" fo:hyphenate="false" loext:hyphenation-no-caps="false"/>
    </style:style>
    <style:style style:name="master-page49_7e_LT_7e_Gliederung_20_2" style:display-name="master-page49~LT~Gliederung 2" style:family="paragraph" style:parent-style-name="master-page49_7e_LT_7e_Gliederung_20_1">
      <style:paragraph-properties fo:margin-top="0.1575in" fo:margin-bottom="0in" style:contextual-spacing="false" fo:hyphenation-ladder-count="no-limit"/>
      <style:text-properties fo:font-size="28pt" style:font-name-asian="Noto Sans Devanagari" style:font-family-asian="'Noto Sans Devanagari'" style:font-family-generic-asian="roman" style:font-pitch-asian="variable" style:font-size-asian="28pt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master-page49_7e_LT_7e_Gliederung_20_3" style:display-name="master-page49~LT~Gliederung 3" style:family="paragraph" style:parent-style-name="master-page49_7e_LT_7e_Gliederung_20_2">
      <style:paragraph-properties fo:margin-top="0.1181in" fo:margin-bottom="0in" style:contextual-spacing="false" fo:hyphenation-ladder-count="no-limit"/>
      <style:text-properties fo:font-size="24pt" style:font-size-asian="24pt" fo:hyphenate="false" loext:hyphenation-no-caps="false"/>
    </style:style>
    <style:style style:name="master-page49_7e_LT_7e_Gliederung_20_4" style:display-name="master-page49~LT~Gliederung 4" style:family="paragraph" style:parent-style-name="master-page49_7e_LT_7e_Gliederung_20_3">
      <style:paragraph-properties fo:margin-top="0.0783in" fo:margin-bottom="0in" style:contextual-spacing="false" fo:hyphenation-ladder-count="no-limit"/>
      <style:text-properties fo:font-size="20pt" style:font-size-asian="20pt" fo:hyphenate="false" loext:hyphenation-no-caps="false"/>
    </style:style>
    <style:style style:name="master-page49_7e_LT_7e_Gliederung_20_5" style:display-name="master-page49~LT~Gliederung 5" style:family="paragraph" style:parent-style-name="master-page49_7e_LT_7e_Gliederung_20_4">
      <style:paragraph-properties fo:margin-top="0.0398in" fo:margin-bottom="0in" style:contextual-spacing="false" fo:hyphenation-ladder-count="no-limit"/>
      <style:text-properties fo:hyphenate="false" loext:hyphenation-no-caps="false"/>
    </style:style>
    <style:style style:name="master-page49_7e_LT_7e_Gliederung_20_6" style:display-name="master-page49~LT~Gliederung 6" style:family="paragraph" style:parent-style-name="master-page49_7e_LT_7e_Gliederung_20_5">
      <style:paragraph-properties fo:hyphenation-ladder-count="no-limit"/>
      <style:text-properties fo:hyphenate="false" loext:hyphenation-no-caps="false"/>
    </style:style>
    <style:style style:name="master-page49_7e_LT_7e_Gliederung_20_7" style:display-name="master-page49~LT~Gliederung 7" style:family="paragraph" style:parent-style-name="master-page49_7e_LT_7e_Gliederung_20_6">
      <style:paragraph-properties fo:hyphenation-ladder-count="no-limit"/>
      <style:text-properties fo:hyphenate="false" loext:hyphenation-no-caps="false"/>
    </style:style>
    <style:style style:name="master-page49_7e_LT_7e_Gliederung_20_8" style:display-name="master-page49~LT~Gliederung 8" style:family="paragraph" style:parent-style-name="master-page49_7e_LT_7e_Gliederung_20_7">
      <style:paragraph-properties fo:hyphenation-ladder-count="no-limit"/>
      <style:text-properties fo:hyphenate="false" loext:hyphenation-no-caps="false"/>
    </style:style>
    <style:style style:name="master-page49_7e_LT_7e_Gliederung_20_9" style:display-name="master-page49~LT~Gliederung 9" style:family="paragraph" style:parent-style-name="master-page49_7e_LT_7e_Gliederung_20_8">
      <style:paragraph-properties fo:hyphenation-ladder-count="no-limit"/>
      <style:text-properties fo:hyphenate="false" loext:hyphenation-no-caps="false"/>
    </style:style>
    <style:style style:name="master-page49_7e_LT_7e_Titel" style:display-name="master-page49~LT~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44pt" style:font-name-asian="Noto Sans" style:font-family-asian="'Noto Sans'" style:font-family-generic-asian="roman" style:font-pitch-asian="variable" style:font-size-asian="44pt" style:font-name-complex="Noto Sans" style:font-family-complex="'Noto Sans'" style:font-family-generic-complex="roman" style:font-pitch-complex="variable" fo:hyphenate="false" loext:hyphenation-no-caps="false"/>
    </style:style>
    <style:style style:name="master-page49_7e_LT_7e_Untertitel" style:display-name="master-page49~LT~Unter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32pt" style:font-name-asian="Noto Sans" style:font-family-asian="'Noto Sans'" style:font-family-generic-asian="roman" style:font-pitch-asian="variable" style:font-size-asian="32pt" style:font-name-complex="Noto Sans" style:font-family-complex="'Noto Sans'" style:font-family-generic-complex="roman" style:font-pitch-complex="variable" fo:hyphenate="false" loext:hyphenation-no-caps="false"/>
    </style:style>
    <style:style style:name="master-page49_7e_LT_7e_Notizen" style:display-name="master-page49~LT~Notizen" style:family="paragraph">
      <style:paragraph-properties fo:margin-left="0.2362in" fo:margin-right="0in" fo:hyphenation-ladder-count="no-limit" fo:text-indent="-0.2362in" style:auto-text-indent="false">
        <style:tab-stops/>
      </style:paragraph-properties>
      <style:text-properties style:font-name="Noto Sans Devanagari" fo:font-family="'Noto Sans Devanagari'" style:font-family-generic="roman" style:font-pitch="variable" fo:font-size="20pt" style:font-name-asian="Noto Sans" style:font-family-asian="'Noto Sans'" style:font-family-generic-asian="roman" style:font-pitch-asian="variable" style:font-size-asian="20pt" style:font-name-complex="Noto Sans" style:font-family-complex="'Noto Sans'" style:font-family-generic-complex="roman" style:font-pitch-complex="variable" fo:hyphenate="false" loext:hyphenation-no-caps="false"/>
    </style:style>
    <style:style style:name="master-page49_7e_LT_7e_Hintergrundobjekte" style:display-name="master-page49~LT~Hintergrundobjekte" style:family="paragraph">
      <style:paragraph-properties fo:hyphenation-ladder-count="no-limit"/>
      <style:text-properties style:font-name-asian="Noto Sans" style:font-family-asian="'Noto Sans'" style:font-family-generic-asian="roman" style:font-pitch-asian="variable" style:font-name-complex="Noto Sans" style:font-family-complex="'Noto Sans'" style:font-family-generic-complex="roman" style:font-pitch-complex="variable" fo:hyphenate="false" loext:hyphenation-no-caps="false"/>
    </style:style>
    <style:style style:name="master-page49_7e_LT_7e_Hintergrund" style:display-name="master-page49~LT~Hintergrund" style:family="paragraph">
      <style:paragraph-properties fo:hyphenation-ladder-count="no-limit"/>
      <style:text-properties style:font-name-asian="Noto Sans" style:font-family-asian="'Noto Sans'" style:font-family-generic-asian="roman" style:font-pitch-asian="variable" style:font-name-complex="Noto Sans" style:font-family-complex="'Noto Sans'" style:font-family-generic-complex="roman" style:font-pitch-complex="variable" fo:hyphenate="false" loext:hyphenation-no-caps="false"/>
    </style:style>
    <style:style style:name="master-page40_7e_LT_7e_Gliederung_20_1" style:display-name="master-page40~LT~Gliederung 1" style:family="paragraph">
      <style:paragraph-properties fo:margin-top="0.1965in" fo:margin-bottom="0in" style:contextual-spacing="false" fo:hyphenation-ladder-count="no-limit"/>
      <style:text-properties style:font-name="Noto Sans Devanagari" fo:font-family="'Noto Sans Devanagari'" style:font-family-generic="roman" style:font-pitch="variable" fo:font-size="31.5pt" style:font-name-asian="Noto Sans" style:font-family-asian="'Noto Sans'" style:font-family-generic-asian="roman" style:font-pitch-asian="variable" style:font-size-asian="31.5pt" style:font-name-complex="Noto Sans" style:font-family-complex="'Noto Sans'" style:font-family-generic-complex="roman" style:font-pitch-complex="variable" fo:hyphenate="false" loext:hyphenation-no-caps="false"/>
    </style:style>
    <style:style style:name="master-page40_7e_LT_7e_Gliederung_20_2" style:display-name="master-page40~LT~Gliederung 2" style:family="paragraph" style:parent-style-name="master-page40_7e_LT_7e_Gliederung_20_1">
      <style:paragraph-properties fo:margin-top="0.1575in" fo:margin-bottom="0in" style:contextual-spacing="false" fo:hyphenation-ladder-count="no-limit"/>
      <style:text-properties fo:font-size="28pt" style:font-name-asian="Noto Sans Devanagari" style:font-family-asian="'Noto Sans Devanagari'" style:font-family-generic-asian="roman" style:font-pitch-asian="variable" style:font-size-asian="28pt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master-page40_7e_LT_7e_Gliederung_20_3" style:display-name="master-page40~LT~Gliederung 3" style:family="paragraph" style:parent-style-name="master-page40_7e_LT_7e_Gliederung_20_2">
      <style:paragraph-properties fo:margin-top="0.1181in" fo:margin-bottom="0in" style:contextual-spacing="false" fo:hyphenation-ladder-count="no-limit"/>
      <style:text-properties fo:font-size="24pt" style:font-size-asian="24pt" fo:hyphenate="false" loext:hyphenation-no-caps="false"/>
    </style:style>
    <style:style style:name="master-page40_7e_LT_7e_Gliederung_20_4" style:display-name="master-page40~LT~Gliederung 4" style:family="paragraph" style:parent-style-name="master-page40_7e_LT_7e_Gliederung_20_3">
      <style:paragraph-properties fo:margin-top="0.0783in" fo:margin-bottom="0in" style:contextual-spacing="false" fo:hyphenation-ladder-count="no-limit"/>
      <style:text-properties fo:font-size="20pt" style:font-size-asian="20pt" fo:hyphenate="false" loext:hyphenation-no-caps="false"/>
    </style:style>
    <style:style style:name="master-page40_7e_LT_7e_Gliederung_20_5" style:display-name="master-page40~LT~Gliederung 5" style:family="paragraph" style:parent-style-name="master-page40_7e_LT_7e_Gliederung_20_4">
      <style:paragraph-properties fo:margin-top="0.0398in" fo:margin-bottom="0in" style:contextual-spacing="false" fo:hyphenation-ladder-count="no-limit"/>
      <style:text-properties fo:hyphenate="false" loext:hyphenation-no-caps="false"/>
    </style:style>
    <style:style style:name="master-page40_7e_LT_7e_Gliederung_20_6" style:display-name="master-page40~LT~Gliederung 6" style:family="paragraph" style:parent-style-name="master-page40_7e_LT_7e_Gliederung_20_5">
      <style:paragraph-properties fo:hyphenation-ladder-count="no-limit"/>
      <style:text-properties fo:hyphenate="false" loext:hyphenation-no-caps="false"/>
    </style:style>
    <style:style style:name="master-page40_7e_LT_7e_Gliederung_20_7" style:display-name="master-page40~LT~Gliederung 7" style:family="paragraph" style:parent-style-name="master-page40_7e_LT_7e_Gliederung_20_6">
      <style:paragraph-properties fo:hyphenation-ladder-count="no-limit"/>
      <style:text-properties fo:hyphenate="false" loext:hyphenation-no-caps="false"/>
    </style:style>
    <style:style style:name="master-page40_7e_LT_7e_Gliederung_20_8" style:display-name="master-page40~LT~Gliederung 8" style:family="paragraph" style:parent-style-name="master-page40_7e_LT_7e_Gliederung_20_7">
      <style:paragraph-properties fo:hyphenation-ladder-count="no-limit"/>
      <style:text-properties fo:hyphenate="false" loext:hyphenation-no-caps="false"/>
    </style:style>
    <style:style style:name="master-page40_7e_LT_7e_Gliederung_20_9" style:display-name="master-page40~LT~Gliederung 9" style:family="paragraph" style:parent-style-name="master-page40_7e_LT_7e_Gliederung_20_8">
      <style:paragraph-properties fo:hyphenation-ladder-count="no-limit"/>
      <style:text-properties fo:hyphenate="false" loext:hyphenation-no-caps="false"/>
    </style:style>
    <style:style style:name="master-page40_7e_LT_7e_Titel" style:display-name="master-page40~LT~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44pt" style:font-name-asian="Noto Sans" style:font-family-asian="'Noto Sans'" style:font-family-generic-asian="roman" style:font-pitch-asian="variable" style:font-size-asian="44pt" style:font-name-complex="Noto Sans" style:font-family-complex="'Noto Sans'" style:font-family-generic-complex="roman" style:font-pitch-complex="variable" fo:hyphenate="false" loext:hyphenation-no-caps="false"/>
    </style:style>
    <style:style style:name="master-page40_7e_LT_7e_Untertitel" style:display-name="master-page40~LT~Unter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32pt" style:font-name-asian="Noto Sans" style:font-family-asian="'Noto Sans'" style:font-family-generic-asian="roman" style:font-pitch-asian="variable" style:font-size-asian="32pt" style:font-name-complex="Noto Sans" style:font-family-complex="'Noto Sans'" style:font-family-generic-complex="roman" style:font-pitch-complex="variable" fo:hyphenate="false" loext:hyphenation-no-caps="false"/>
    </style:style>
    <style:style style:name="master-page40_7e_LT_7e_Notizen" style:display-name="master-page40~LT~Notizen" style:family="paragraph">
      <style:paragraph-properties fo:margin-left="0.2362in" fo:margin-right="0in" fo:hyphenation-ladder-count="no-limit" fo:text-indent="-0.2362in" style:auto-text-indent="false">
        <style:tab-stops/>
      </style:paragraph-properties>
      <style:text-properties style:font-name="Noto Sans Devanagari" fo:font-family="'Noto Sans Devanagari'" style:font-family-generic="roman" style:font-pitch="variable" fo:font-size="20pt" style:font-name-asian="Noto Sans" style:font-family-asian="'Noto Sans'" style:font-family-generic-asian="roman" style:font-pitch-asian="variable" style:font-size-asian="20pt" style:font-name-complex="Noto Sans" style:font-family-complex="'Noto Sans'" style:font-family-generic-complex="roman" style:font-pitch-complex="variable" fo:hyphenate="false" loext:hyphenation-no-caps="false"/>
    </style:style>
    <style:style style:name="master-page40_7e_LT_7e_Hintergrundobjekte" style:display-name="master-page40~LT~Hintergrundobjekte" style:family="paragraph">
      <style:paragraph-properties fo:hyphenation-ladder-count="no-limit"/>
      <style:text-properties style:font-name-asian="Noto Sans" style:font-family-asian="'Noto Sans'" style:font-family-generic-asian="roman" style:font-pitch-asian="variable" style:font-name-complex="Noto Sans" style:font-family-complex="'Noto Sans'" style:font-family-generic-complex="roman" style:font-pitch-complex="variable" fo:hyphenate="false" loext:hyphenation-no-caps="false"/>
    </style:style>
    <style:style style:name="master-page40_7e_LT_7e_Hintergrund" style:display-name="master-page40~LT~Hintergrund" style:family="paragraph">
      <style:paragraph-properties fo:hyphenation-ladder-count="no-limit"/>
      <style:text-properties style:font-name-asian="Noto Sans" style:font-family-asian="'Noto Sans'" style:font-family-generic-asian="roman" style:font-pitch-asian="variable" style:font-name-complex="Noto Sans" style:font-family-complex="'Noto Sans'" style:font-family-generic-complex="roman" style:font-pitch-complex="variable" fo:hyphenate="false" loext:hyphenation-no-caps="false"/>
    </style:style>
    <style:style style:name="master-page3_7e_LT_7e_Gliederung_20_1" style:display-name="master-page3~LT~Gliederung 1" style:family="paragraph">
      <style:paragraph-properties fo:margin-top="0.1965in" fo:margin-bottom="0in" style:contextual-spacing="false" fo:hyphenation-ladder-count="no-limit"/>
      <style:text-properties style:font-name="Noto Sans Devanagari" fo:font-family="'Noto Sans Devanagari'" style:font-family-generic="roman" style:font-pitch="variable" fo:font-size="31.5pt" style:font-name-asian="Noto Sans" style:font-family-asian="'Noto Sans'" style:font-family-generic-asian="roman" style:font-pitch-asian="variable" style:font-size-asian="31.5pt" style:font-name-complex="Noto Sans" style:font-family-complex="'Noto Sans'" style:font-family-generic-complex="roman" style:font-pitch-complex="variable" fo:hyphenate="false" loext:hyphenation-no-caps="fals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style:contextual-spacing="false" fo:hyphenation-ladder-count="no-limit"/>
      <style:text-properties fo:font-size="28pt" style:font-name-asian="Noto Sans Devanagari" style:font-family-asian="'Noto Sans Devanagari'" style:font-family-generic-asian="roman" style:font-pitch-asian="variable" style:font-size-asian="28pt" style:font-name-complex="Noto Sans Devanagari" style:font-family-complex="'Noto Sans Devanagari'" style:font-family-generic-complex="roman" style:font-pitch-complex="variable" fo:hyphenate="false" loext:hyphenation-no-caps="fals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style:contextual-spacing="false" fo:hyphenation-ladder-count="no-limit"/>
      <style:text-properties fo:font-size="24pt" style:font-size-asian="24pt" fo:hyphenate="false" loext:hyphenation-no-caps="fals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style:contextual-spacing="false" fo:hyphenation-ladder-count="no-limit"/>
      <style:text-properties fo:font-size="20pt" style:font-size-asian="20pt" fo:hyphenate="false" loext:hyphenation-no-caps="fals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style:contextual-spacing="false" fo:hyphenation-ladder-count="no-limit"/>
      <style:text-properties fo:hyphenate="false" loext:hyphenation-no-caps="false"/>
    </style:style>
    <style:style style:name="master-page3_7e_LT_7e_Gliederung_20_6" style:display-name="master-page3~LT~Gliederung 6" style:family="paragraph" style:parent-style-name="master-page3_7e_LT_7e_Gliederung_20_5">
      <style:paragraph-properties fo:hyphenation-ladder-count="no-limit"/>
      <style:text-properties fo:hyphenate="false" loext:hyphenation-no-caps="false"/>
    </style:style>
    <style:style style:name="master-page3_7e_LT_7e_Gliederung_20_7" style:display-name="master-page3~LT~Gliederung 7" style:family="paragraph" style:parent-style-name="master-page3_7e_LT_7e_Gliederung_20_6">
      <style:paragraph-properties fo:hyphenation-ladder-count="no-limit"/>
      <style:text-properties fo:hyphenate="false" loext:hyphenation-no-caps="false"/>
    </style:style>
    <style:style style:name="master-page3_7e_LT_7e_Gliederung_20_8" style:display-name="master-page3~LT~Gliederung 8" style:family="paragraph" style:parent-style-name="master-page3_7e_LT_7e_Gliederung_20_7">
      <style:paragraph-properties fo:hyphenation-ladder-count="no-limit"/>
      <style:text-properties fo:hyphenate="false" loext:hyphenation-no-caps="false"/>
    </style:style>
    <style:style style:name="master-page3_7e_LT_7e_Gliederung_20_9" style:display-name="master-page3~LT~Gliederung 9" style:family="paragraph" style:parent-style-name="master-page3_7e_LT_7e_Gliederung_20_8">
      <style:paragraph-properties fo:hyphenation-ladder-count="no-limit"/>
      <style:text-properties fo:hyphenate="false" loext:hyphenation-no-caps="false"/>
    </style:style>
    <style:style style:name="master-page3_7e_LT_7e_Titel" style:display-name="master-page3~LT~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44pt" style:font-name-asian="Noto Sans" style:font-family-asian="'Noto Sans'" style:font-family-generic-asian="roman" style:font-pitch-asian="variable" style:font-size-asian="44pt" style:font-name-complex="Noto Sans" style:font-family-complex="'Noto Sans'" style:font-family-generic-complex="roman" style:font-pitch-complex="variable" fo:hyphenate="false" loext:hyphenation-no-caps="false"/>
    </style:style>
    <style:style style:name="master-page3_7e_LT_7e_Untertitel" style:display-name="master-page3~LT~Untertitel" style:family="paragraph">
      <style:paragraph-properties fo:text-align="center" style:justify-single-word="false" fo:hyphenation-ladder-count="no-limit"/>
      <style:text-properties style:font-name="Noto Sans Devanagari" fo:font-family="'Noto Sans Devanagari'" style:font-family-generic="roman" style:font-pitch="variable" fo:font-size="32pt" style:font-name-asian="Noto Sans" style:font-family-asian="'Noto Sans'" style:font-family-generic-asian="roman" style:font-pitch-asian="variable" style:font-size-asian="32pt" style:font-name-complex="Noto Sans" style:font-family-complex="'Noto Sans'" style:font-family-generic-complex="roman" style:font-pitch-complex="variable" fo:hyphenate="false" loext:hyphenation-no-caps="false"/>
    </style:style>
    <style:style style:name="master-page3_7e_LT_7e_Notizen" style:display-name="master-page3~LT~Notizen" style:family="paragraph">
      <style:paragraph-properties fo:margin-left="0.2362in" fo:margin-right="0in" fo:hyphenation-ladder-count="no-limit" fo:text-indent="-0.2362in" style:auto-text-indent="false">
        <style:tab-stops/>
      </style:paragraph-properties>
      <style:text-properties style:font-name="Noto Sans Devanagari" fo:font-family="'Noto Sans Devanagari'" style:font-family-generic="roman" style:font-pitch="variable" fo:font-size="20pt" style:font-name-asian="Noto Sans" style:font-family-asian="'Noto Sans'" style:font-family-generic-asian="roman" style:font-pitch-asian="variable" style:font-size-asian="20pt" style:font-name-complex="Noto Sans" style:font-family-complex="'Noto Sans'" style:font-family-generic-complex="roman" style:font-pitch-complex="variable" fo:hyphenate="false" loext:hyphenation-no-caps="false"/>
    </style:style>
    <style:style style:name="master-page3_7e_LT_7e_Hintergrundobjekte" style:display-name="master-page3~LT~Hintergrundobjekte" style:family="paragraph">
      <style:paragraph-properties fo:hyphenation-ladder-count="no-limit"/>
      <style:text-properties style:font-name-asian="Noto Sans" style:font-family-asian="'Noto Sans'" style:font-family-generic-asian="roman" style:font-pitch-asian="variable" style:font-name-complex="Noto Sans" style:font-family-complex="'Noto Sans'" style:font-family-generic-complex="roman" style:font-pitch-complex="variable" fo:hyphenate="false" loext:hyphenation-no-caps="false"/>
    </style:style>
    <style:style style:name="master-page3_7e_LT_7e_Hintergrund" style:display-name="master-page3~LT~Hintergrund" style:family="paragraph">
      <style:paragraph-properties fo:hyphenation-ladder-count="no-limit"/>
      <style:text-properties style:font-name-asian="Noto Sans" style:font-family-asian="'Noto Sans'" style:font-family-generic-asian="roman" style:font-pitch-asian="variable" style:font-name-complex="Noto Sans" style:font-family-complex="'Noto Sans'" style:font-family-generic-complex="roman" style:font-pitch-complex="variable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meta:creation-date>2017-10-20T23:40:00Z</meta:creation-date>
    <dc:date>2022-05-04T13:35:43.174471820</dc:date>
    <meta:editing-cycles>46</meta:editing-cycles>
    <meta:editing-duration>PT46M45S</meta:editing-duration>
    <meta:document-statistic meta:table-count="0" meta:image-count="0" meta:object-count="0" meta:page-count="14" meta:paragraph-count="591" meta:word-count="2098" meta:character-count="18834" meta:non-whitespace-character-count="14611"/>
    <meta:template xlink:type="simple" xlink:actuate="onRequest" xlink:title="" xlink:href="Normal.dotm"/>
  </office:meta>
</office:document-meta>
</file>